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12.28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30.43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6.78mm"/>
    </style:style>
    <style:style style:name="co8" style:family="table-column">
      <style:table-column-properties fo:break-before="auto" style:column-width="38.89mm"/>
    </style:style>
    <style:style style:name="co9" style:family="table-column">
      <style:table-column-properties fo:break-before="auto" style:column-width="41.01mm"/>
    </style:style>
    <style:style style:name="co10" style:family="table-column">
      <style:table-column-properties fo:break-before="auto" style:column-width="35.88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42.23mm"/>
    </style:style>
    <style:style style:name="co13" style:family="table-column">
      <style:table-column-properties fo:break-before="auto" style:column-width="44.34mm"/>
    </style:style>
    <style:style style:name="co14" style:family="table-column">
      <style:table-column-properties fo:break-before="auto" style:column-width="46.46mm"/>
    </style:style>
    <style:style style:name="co15" style:family="table-column">
      <style:table-column-properties fo:break-before="auto" style:column-width="33.46mm"/>
    </style:style>
    <style:style style:name="co16" style:family="table-column">
      <style:table-column-properties fo:break-before="auto" style:column-width="37.69mm"/>
    </style:style>
    <style:style style:name="co17" style:family="table-column">
      <style:table-column-properties fo:break-before="auto" style:column-width="39.81mm"/>
    </style:style>
    <style:style style:name="co18" style:family="table-column">
      <style:table-column-properties fo:break-before="auto" style:column-width="41.93mm"/>
    </style:style>
    <style:style style:name="co19" style:family="table-column">
      <style:table-column-properties fo:break-before="auto" style:column-width="44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 style:data-style-name="N4"/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207.61mm" svg:y="6.92mm">
            <draw:object draw:notify-on-update-of-ranges="Лист1.A3:Лист1.A13 Лист1.B2:Лист1.B2 Лист1.B3:Лист1.B13 Лист1.A3:Лист1.A13 Лист1.C2:Лист1.C2 Лист1.C3:Лист1.C13 Лист1.A3:Лист1.A13 Лист1.D2:Лист1.D2 Лист1.D3:Лист1.D13 Лист1.A3:Лист1.A13 Лист1.E2:Лист1.E2 Лист1.E3:Лист1.E13 Лист1.A3:Лист1.A13 Лист1.F2:Лист1.F2 Лист1.F3:Лист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0.07mm" svg:y="106.78mm">
            <draw:object draw:notify-on-update-of-ranges="Лист1.A26:Лист1.A36 Лист1.B25:Лист1.B25 Лист1.B26:Лист1.B36 Лист1.A26:Лист1.A36 Лист1.C25:Лист1.C25 Лист1.C26:Лист1.C36 Лист1.A26:Лист1.A36 Лист1.D25:Лист1.D25 Лист1.D26:Лист1.D36 Лист1.A26:Лист1.A36 Лист1.E25:Лист1.E25 Лист1.E26:Лист1.E36 Лист1.A26:Лист1.A36 Лист1.F25:Лист1.F25 Лист1.F26:Лист1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8.05mm" svg:y="216.76mm">
            <draw:object draw:notify-on-update-of-ranges="Лист1.A49:Лист1.A59 Лист1.B48:Лист1.B48 Лист1.B49:Лист1.B59 Лист1.A49:Лист1.A59 Лист1.C48:Лист1.C48 Лист1.C49:Лист1.C59 Лист1.A49:Лист1.A59 Лист1.D48:Лист1.D48 Лист1.D49:Лист1.D59 Лист1.A49:Лист1.A59 Лист1.E48:Лист1.E48 Лист1.E49:Лист1.E59 Лист1.A49:Лист1.A59 Лист1.F48:Лист1.F48 Лист1.F49:Лист1.F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</text:p>
          </table:table-cell>
          <table:table-cell office:value-type="string" calcext:value-type="string">
            <text:p>lab1-par-1</text:p>
          </table:table-cell>
          <table:table-cell office:value-type="string" calcext:value-type="string">
            <text:p>lab1-par-2</text:p>
          </table:table-cell>
          <table:table-cell office:value-type="string" calcext:value-type="string">
            <text:p>lab1-par-4</text:p>
          </table:table-cell>
          <table:table-cell office:value-type="string" calcext:value-type="string">
            <text:p>lab1-par-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office:value-type="float" office:value="295" calcext:value-type="float">
            <text:p>29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379" calcext:value-type="float">
            <text:p>379</text:p>
          </table:table-cell>
          <table:table-cell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office:value-type="float" office:value="454" calcext:value-type="float">
            <text:p>45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562" calcext:value-type="float">
            <text:p>562</text:p>
          </table:table-cell>
          <table:table-cell office:value-type="float" office:value="603" calcext:value-type="float">
            <text:p>603</text:p>
          </table:table-cell>
          <table:table-cell office:value-type="float" office:value="600" calcext:value-type="float">
            <text:p>600</text:p>
          </table:table-cell>
          <table:table-cell office:value-type="float" office:value="638" calcext:value-type="float">
            <text:p>63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794" calcext:value-type="float">
            <text:p>794</text:p>
          </table:table-cell>
          <table:table-cell office:value-type="float" office:value="720" calcext:value-type="float">
            <text:p>720</text:p>
          </table:table-cell>
          <table:table-cell office:value-type="float" office:value="831" calcext:value-type="float">
            <text:p>831</text:p>
          </table:table-cell>
          <table:table-cell office:value-type="float" office:value="873" calcext:value-type="float">
            <text:p>87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1066" calcext:value-type="float">
            <text:p>1066</text:p>
          </table:table-cell>
          <table:table-cell office:value-type="float" office:value="1045" calcext:value-type="float">
            <text:p>1045</text:p>
          </table:table-cell>
          <table:table-cell office:value-type="float" office:value="1101" calcext:value-type="float">
            <text:p>1101</text:p>
          </table:table-cell>
          <table:table-cell office:value-type="float" office:value="1128" calcext:value-type="float">
            <text:p>1128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4940" calcext:value-type="float">
            <text:p>24940</text:p>
          </table:table-cell>
          <table:table-cell office:value-type="float" office:value="1333" calcext:value-type="float">
            <text:p>1333</text:p>
          </table:table-cell>
          <table:table-cell office:value-type="float" office:value="1386" calcext:value-type="float">
            <text:p>1386</text:p>
          </table:table-cell>
          <table:table-cell office:value-type="float" office:value="1385" calcext:value-type="float">
            <text:p>1385</text:p>
          </table:table-cell>
          <table:table-cell office:value-type="float" office:value="1430" calcext:value-type="float">
            <text:p>143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7970" calcext:value-type="float">
            <text:p>27970</text:p>
          </table:table-cell>
          <table:table-cell office:value-type="float" office:value="1677" calcext:value-type="float">
            <text:p>1677</text:p>
          </table:table-cell>
          <table:table-cell office:value-type="float" office:value="1748" calcext:value-type="float">
            <text:p>1748</text:p>
          </table:table-cell>
          <table:table-cell office:value-type="float" office:value="1720" calcext:value-type="float">
            <text:p>1720</text:p>
          </table:table-cell>
          <table:table-cell office:value-type="float" office:value="1731" calcext:value-type="float">
            <text:p>1731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012" calcext:value-type="float">
            <text:p>2012</text:p>
          </table:table-cell>
          <table:table-cell office:value-type="float" office:value="2052" calcext:value-type="float">
            <text:p>2052</text:p>
          </table:table-cell>
          <table:table-cell office:value-type="float" office:value="2130" calcext:value-type="float">
            <text:p>2130</text:p>
          </table:table-cell>
          <table:table-cell office:value-type="float" office:value="2141" calcext:value-type="float">
            <text:p>214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 table:number-rows-repeated="10">
          <table:table-cell table:style-name="Default" table:number-columns-repeated="6"/>
        </table:table-row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3" calcext:value-type="float">
            <text:p>143</text:p>
          </table:table-cell>
          <table:table-cell office:value-type="float" office:value="287" calcext:value-type="float">
            <text:p>287</text:p>
          </table:table-cell>
          <table:table-cell office:value-type="float" office:value="313" calcext:value-type="float">
            <text:p>313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59" calcext:value-type="float">
            <text:p>259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409" calcext:value-type="float">
            <text:p>409</text:p>
          </table:table-cell>
          <table:table-cell office:value-type="float" office:value="842" calcext:value-type="float">
            <text:p>842</text:p>
          </table:table-cell>
          <table:table-cell office:value-type="float" office:value="787" calcext:value-type="float">
            <text:p>787</text:p>
          </table:table-cell>
          <table:table-cell office:value-type="float" office:value="784" calcext:value-type="float">
            <text:p>78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1183" calcext:value-type="float">
            <text:p>1183</text:p>
          </table:table-cell>
          <table:table-cell office:value-type="float" office:value="1153" calcext:value-type="float">
            <text:p>1153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823" calcext:value-type="float">
            <text:p>823</text:p>
          </table:table-cell>
          <table:table-cell office:value-type="float" office:value="1625" calcext:value-type="float">
            <text:p>1625</text:p>
          </table:table-cell>
          <table:table-cell office:value-type="float" office:value="1553" calcext:value-type="float">
            <text:p>1553</text:p>
          </table:table-cell>
          <table:table-cell office:value-type="float" office:value="1533" calcext:value-type="float">
            <text:p>1533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100" calcext:value-type="float">
            <text:p>1100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  <table:table-cell office:value-type="float" office:value="2009" calcext:value-type="float">
            <text:p>200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393" calcext:value-type="float">
            <text:p>1393</text:p>
          </table:table-cell>
          <table:table-cell office:value-type="float" office:value="2681" calcext:value-type="float">
            <text:p>2681</text:p>
          </table:table-cell>
          <table:table-cell office:value-type="float" office:value="2612" calcext:value-type="float">
            <text:p>2612</text:p>
          </table:table-cell>
          <table:table-cell office:value-type="float" office:value="2520" calcext:value-type="float">
            <text:p>2520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718" calcext:value-type="float">
            <text:p>1718</text:p>
          </table:table-cell>
          <table:table-cell office:value-type="float" office:value="3290" calcext:value-type="float">
            <text:p>3290</text:p>
          </table:table-cell>
          <table:table-cell office:value-type="float" office:value="3211" calcext:value-type="float">
            <text:p>3211</text:p>
          </table:table-cell>
          <table:table-cell office:value-type="float" office:value="3127" calcext:value-type="float">
            <text:p>3127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052" calcext:value-type="float">
            <text:p>2052</text:p>
          </table:table-cell>
          <table:table-cell office:value-type="float" office:value="4077" calcext:value-type="float">
            <text:p>4077</text:p>
          </table:table-cell>
          <table:table-cell office:value-type="float" office:value="4025" calcext:value-type="float">
            <text:p>4025</text:p>
          </table:table-cell>
          <table:table-cell office:value-type="float" office:value="3995" calcext:value-type="float">
            <text:p>3995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 table:number-rows-repeated="10">
          <table:table-cell table:style-name="Default" table:number-columns-repeated="6"/>
        </table:table-row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5" calcext:value-type="float">
            <text:p>145</text:p>
          </table:table-cell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69" calcext:value-type="float">
            <text:p>269</text:p>
          </table:table-cell>
          <table:table-cell office:value-type="float" office:value="476" calcext:value-type="float">
            <text:p>476</text:p>
          </table:table-cell>
          <table:table-cell office:value-type="float" office:value="513" calcext:value-type="float">
            <text:p>513</text:p>
          </table:table-cell>
          <table:table-cell office:value-type="float" office:value="509" calcext:value-type="float">
            <text:p>50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416" calcext:value-type="float">
            <text:p>416</text:p>
          </table:table-cell>
          <table:table-cell office:value-type="float" office:value="758" calcext:value-type="float">
            <text:p>758</text:p>
          </table:table-cell>
          <table:table-cell office:value-type="float" office:value="801" calcext:value-type="float">
            <text:p>801</text:p>
          </table:table-cell>
          <table:table-cell office:value-type="float" office:value="789" calcext:value-type="float">
            <text:p>789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616" calcext:value-type="float">
            <text:p>616</text:p>
          </table:table-cell>
          <table:table-cell office:value-type="float" office:value="1095" calcext:value-type="float">
            <text:p>1095</text:p>
          </table:table-cell>
          <table:table-cell office:value-type="float" office:value="1149" calcext:value-type="float">
            <text:p>1149</text:p>
          </table:table-cell>
          <table:table-cell office:value-type="float" office:value="1158" calcext:value-type="float">
            <text:p>1158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821" calcext:value-type="float">
            <text:p>821</text:p>
          </table:table-cell>
          <table:table-cell office:value-type="float" office:value="1520" calcext:value-type="float">
            <text:p>1520</text:p>
          </table:table-cell>
          <table:table-cell office:value-type="float" office:value="1578" calcext:value-type="float">
            <text:p>1578</text:p>
          </table:table-cell>
          <table:table-cell office:value-type="float" office:value="1583" calcext:value-type="float">
            <text:p>158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082" calcext:value-type="float">
            <text:p>1082</text:p>
          </table:table-cell>
          <table:table-cell office:value-type="float" office:value="2021" calcext:value-type="float">
            <text:p>2021</text:p>
          </table:table-cell>
          <table:table-cell office:value-type="float" office:value="2088" calcext:value-type="float">
            <text:p>2088</text:p>
          </table:table-cell>
          <table:table-cell office:value-type="float" office:value="2071" calcext:value-type="float">
            <text:p>2071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398" calcext:value-type="float">
            <text:p>1398</text:p>
          </table:table-cell>
          <table:table-cell office:value-type="float" office:value="2580" calcext:value-type="float">
            <text:p>2580</text:p>
          </table:table-cell>
          <table:table-cell office:value-type="float" office:value="2635" calcext:value-type="float">
            <text:p>2635</text:p>
          </table:table-cell>
          <table:table-cell office:value-type="float" office:value="2632" calcext:value-type="float">
            <text:p>2632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701" calcext:value-type="float">
            <text:p>1701</text:p>
          </table:table-cell>
          <table:table-cell office:value-type="float" office:value="3195" calcext:value-type="float">
            <text:p>3195</text:p>
          </table:table-cell>
          <table:table-cell office:value-type="float" office:value="3271" calcext:value-type="float">
            <text:p>3271</text:p>
          </table:table-cell>
          <table:table-cell office:value-type="float" office:value="3266" calcext:value-type="float">
            <text:p>3266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108" calcext:value-type="float">
            <text:p>2108</text:p>
          </table:table-cell>
          <table:table-cell office:value-type="float" office:value="3911" calcext:value-type="float">
            <text:p>3911</text:p>
          </table:table-cell>
          <table:table-cell office:value-type="float" office:value="3936" calcext:value-type="float">
            <text:p>3936</text:p>
          </table:table-cell>
          <table:table-cell office:value-type="float" office:value="3929" calcext:value-type="float">
            <text:p>3929</text:p>
          </table:table-cell>
          <table:table-cell office:value-type="float" office:value="3939" calcext:value-type="float">
            <text:p>3939</text:p>
          </table:table-cell>
        </table:table-row>
      </table:table>
      <table:table table:name="Лист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ab1-seq</text:p>
          </table:table-cell>
          <table:table-cell office:value-type="string" calcext:value-type="string">
            <text:p>lab1-par-1</text:p>
          </table:table-cell>
          <table:table-cell office:value-type="string" calcext:value-type="string">
            <text:p>lab1-par-2</text:p>
          </table:table-cell>
          <table:table-cell office:value-type="string" calcext:value-type="string">
            <text:p>lab1-par-4</text:p>
          </table:table-cell>
          <table:table-cell office:value-type="string" calcext:value-type="string">
            <text:p>lab1-par-6</text:p>
          </table:table-cell>
          <table:table-cell/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table:number-columns-repeated="3" office:value-type="string" calcext:value-type="string">
            <text:p>-83.360291</text:p>
          </table:table-cell>
          <table:table-cell table:number-columns-repeated="3"/>
          <table:table-cell table:number-columns-repeated="5" office:value-type="string" calcext:value-type="string">
            <text:p>-181.859165</text:p>
          </table:table-cell>
        </table:table-row>
        <table:table-row table:style-name="ro1">
          <table:table-cell table:number-columns-repeated="3" office:value-type="string" calcext:value-type="string">
            <text:p>-53.247532</text:p>
          </table:table-cell>
          <table:table-cell table:number-columns-repeated="3"/>
          <table:table-cell table:number-columns-repeated="5" office:value-type="string" calcext:value-type="string">
            <text:p>-112.564809</text:p>
          </table:table-cell>
        </table:table-row>
        <table:table-row table:style-name="ro1">
          <table:table-cell table:number-columns-repeated="3" office:value-type="string" calcext:value-type="string">
            <text:p>-77.556447</text:p>
          </table:table-cell>
          <table:table-cell table:number-columns-repeated="3"/>
          <table:table-cell table:number-columns-repeated="5" office:value-type="string" calcext:value-type="string">
            <text:p>-177.307503</text:p>
          </table:table-cell>
        </table:table-row>
        <table:table-row table:style-name="ro1">
          <table:table-cell table:number-columns-repeated="3" office:value-type="string" calcext:value-type="string">
            <text:p>-83.783454</text:p>
          </table:table-cell>
          <table:table-cell table:number-columns-repeated="3"/>
          <table:table-cell table:number-columns-repeated="5" office:value-type="string" calcext:value-type="string">
            <text:p>-167.424908</text:p>
          </table:table-cell>
        </table:table-row>
        <table:table-row table:style-name="ro1">
          <table:table-cell table:number-columns-repeated="3" office:value-type="string" calcext:value-type="string">
            <text:p>-69.395628</text:p>
          </table:table-cell>
          <table:table-cell table:number-columns-repeated="3"/>
          <table:table-cell table:number-columns-repeated="5" office:value-type="string" calcext:value-type="string">
            <text:p>-96.778677</text:p>
          </table:table-cell>
        </table:table-row>
        <table:table-row table:style-name="ro1">
          <table:table-cell table:number-columns-repeated="3" office:value-type="string" calcext:value-type="string">
            <text:p>-65.708219</text:p>
          </table:table-cell>
          <table:table-cell table:number-columns-repeated="3"/>
          <table:table-cell table:number-columns-repeated="5" office:value-type="string" calcext:value-type="string">
            <text:p>-82.478435</text:p>
          </table:table-cell>
        </table:table-row>
        <table:table-row table:style-name="ro1">
          <table:table-cell table:number-columns-repeated="3" office:value-type="string" calcext:value-type="string">
            <text:p>-76.767525</text:p>
          </table:table-cell>
          <table:table-cell table:number-columns-repeated="3"/>
          <table:table-cell table:number-columns-repeated="5" office:value-type="string" calcext:value-type="string">
            <text:p>-143.342616</text:p>
          </table:table-cell>
        </table:table-row>
        <table:table-row table:style-name="ro1">
          <table:table-cell table:number-columns-repeated="3" office:value-type="string" calcext:value-type="string">
            <text:p>-86.216605</text:p>
          </table:table-cell>
          <table:table-cell table:number-columns-repeated="3"/>
          <table:table-cell table:number-columns-repeated="5" office:value-type="string" calcext:value-type="string">
            <text:p>-219.958093</text:p>
          </table:table-cell>
        </table:table-row>
        <table:table-row table:style-name="ro1">
          <table:table-cell table:number-columns-repeated="3" office:value-type="string" calcext:value-type="string">
            <text:p>-86.259779</text:p>
          </table:table-cell>
          <table:table-cell table:number-columns-repeated="3"/>
          <table:table-cell table:number-columns-repeated="5" office:value-type="string" calcext:value-type="string">
            <text:p>-261.193030</text:p>
          </table:table-cell>
        </table:table-row>
        <table:table-row table:style-name="ro1">
          <table:table-cell table:number-columns-repeated="3" office:value-type="string" calcext:value-type="string">
            <text:p>-131.388719</text:p>
          </table:table-cell>
          <table:table-cell table:number-columns-repeated="3"/>
          <table:table-cell table:number-columns-repeated="5" office:value-type="string" calcext:value-type="string">
            <text:p>-139.311597</text:p>
          </table:table-cell>
        </table:table-row>
        <table:table-row table:style-name="ro1">
          <table:table-cell table:number-columns-repeated="3" office:value-type="string" calcext:value-type="string">
            <text:p>-140.310837</text:p>
          </table:table-cell>
          <table:table-cell table:number-columns-repeated="3"/>
          <table:table-cell table:number-columns-repeated="5" office:value-type="string" calcext:value-type="string">
            <text:p>-100.703187</text:p>
          </table:table-cell>
        </table:table-row>
        <table:table-row table:style-name="ro1">
          <table:table-cell table:number-columns-repeated="3" office:value-type="string" calcext:value-type="string">
            <text:p>-93.266756</text:p>
          </table:table-cell>
          <table:table-cell table:number-columns-repeated="3"/>
          <table:table-cell table:number-columns-repeated="5" office:value-type="string" calcext:value-type="string">
            <text:p>-190.223963</text:p>
          </table:table-cell>
        </table:table-row>
        <table:table-row table:style-name="ro1">
          <table:table-cell table:number-columns-repeated="3" office:value-type="string" calcext:value-type="string">
            <text:p>-69.992332</text:p>
          </table:table-cell>
          <table:table-cell table:number-columns-repeated="3"/>
          <table:table-cell table:number-columns-repeated="5" office:value-type="string" calcext:value-type="string">
            <text:p>-136.456621</text:p>
          </table:table-cell>
        </table:table-row>
        <table:table-row table:style-name="ro1">
          <table:table-cell table:number-columns-repeated="3" office:value-type="string" calcext:value-type="string">
            <text:p>-75.931532</text:p>
          </table:table-cell>
          <table:table-cell table:number-columns-repeated="3"/>
          <table:table-cell table:number-columns-repeated="5" office:value-type="string" calcext:value-type="string">
            <text:p>-86.024774</text:p>
          </table:table-cell>
        </table:table-row>
        <table:table-row table:style-name="ro1">
          <table:table-cell table:number-columns-repeated="3" office:value-type="string" calcext:value-type="string">
            <text:p>-64.869282</text:p>
          </table:table-cell>
          <table:table-cell table:number-columns-repeated="3"/>
          <table:table-cell table:number-columns-repeated="5" office:value-type="string" calcext:value-type="string">
            <text:p>-71.952087</text:p>
          </table:table-cell>
        </table:table-row>
        <table:table-row table:style-name="ro1">
          <table:table-cell table:number-columns-repeated="3" office:value-type="string" calcext:value-type="string">
            <text:p>-28.556889</text:p>
          </table:table-cell>
          <table:table-cell table:number-columns-repeated="3"/>
          <table:table-cell table:number-columns-repeated="5" office:value-type="string" calcext:value-type="string">
            <text:p>-144.630059</text:p>
          </table:table-cell>
        </table:table-row>
        <table:table-row table:style-name="ro1">
          <table:table-cell table:number-columns-repeated="3" office:value-type="string" calcext:value-type="string">
            <text:p>-131.170823</text:p>
          </table:table-cell>
          <table:table-cell table:number-columns-repeated="3"/>
          <table:table-cell table:number-columns-repeated="5" office:value-type="string" calcext:value-type="string">
            <text:p>-57.097365</text:p>
          </table:table-cell>
        </table:table-row>
        <table:table-row table:style-name="ro1">
          <table:table-cell table:number-columns-repeated="3" office:value-type="string" calcext:value-type="string">
            <text:p>-88.516308</text:p>
          </table:table-cell>
          <table:table-cell table:number-columns-repeated="3"/>
          <table:table-cell table:number-columns-repeated="5" office:value-type="string" calcext:value-type="string">
            <text:p>-84.292711</text:p>
          </table:table-cell>
        </table:table-row>
        <table:table-row table:style-name="ro1">
          <table:table-cell table:number-columns-repeated="3" office:value-type="string" calcext:value-type="string">
            <text:p>-38.333552</text:p>
          </table:table-cell>
          <table:table-cell table:number-columns-repeated="3"/>
          <table:table-cell table:number-columns-repeated="5" office:value-type="string" calcext:value-type="string">
            <text:p>-81.116149</text:p>
          </table:table-cell>
        </table:table-row>
        <table:table-row table:style-name="ro1">
          <table:table-cell table:number-columns-repeated="3" office:value-type="string" calcext:value-type="string">
            <text:p>-107.754181</text:p>
          </table:table-cell>
          <table:table-cell table:number-columns-repeated="3"/>
          <table:table-cell table:number-columns-repeated="5" office:value-type="string" calcext:value-type="string">
            <text:p>-77.626773</text:p>
          </table:table-cell>
        </table:table-row>
        <table:table-row table:style-name="ro1">
          <table:table-cell table:number-columns-repeated="3" office:value-type="string" calcext:value-type="string">
            <text:p>-69.808437</text:p>
          </table:table-cell>
          <table:table-cell table:number-columns-repeated="3"/>
          <table:table-cell table:number-columns-repeated="5" office:value-type="string" calcext:value-type="string">
            <text:p>-172.467777</text:p>
          </table:table-cell>
        </table:table-row>
        <table:table-row table:style-name="ro1">
          <table:table-cell table:number-columns-repeated="3" office:value-type="string" calcext:value-type="string">
            <text:p>-125.638885</text:p>
          </table:table-cell>
          <table:table-cell table:number-columns-repeated="3"/>
          <table:table-cell table:number-columns-repeated="5" office:value-type="string" calcext:value-type="string">
            <text:p>-273.249374</text:p>
          </table:table-cell>
        </table:table-row>
        <table:table-row table:style-name="ro1">
          <table:table-cell table:number-columns-repeated="3" office:value-type="string" calcext:value-type="string">
            <text:p>-112.112952</text:p>
          </table:table-cell>
          <table:table-cell table:number-columns-repeated="3"/>
          <table:table-cell table:number-columns-repeated="5" office:value-type="string" calcext:value-type="string">
            <text:p>-142.276444</text:p>
          </table:table-cell>
        </table:table-row>
        <table:table-row table:style-name="ro1">
          <table:table-cell table:number-columns-repeated="3" office:value-type="string" calcext:value-type="string">
            <text:p>-41.939426</text:p>
          </table:table-cell>
          <table:table-cell table:number-columns-repeated="3"/>
          <table:table-cell table:number-columns-repeated="5" office:value-type="string" calcext:value-type="string">
            <text:p>-174.454705</text:p>
          </table:table-cell>
        </table:table-row>
        <table:table-row table:style-name="ro1">
          <table:table-cell table:number-columns-repeated="3" office:value-type="string" calcext:value-type="string">
            <text:p>-125.142342</text:p>
          </table:table-cell>
          <table:table-cell table:number-columns-repeated="3"/>
          <table:table-cell table:number-columns-repeated="5" office:value-type="string" calcext:value-type="string">
            <text:p>-163.971841</text:p>
          </table:table-cell>
        </table:table-row>
        <table:table-row table:style-name="ro1">
          <table:table-cell table:number-columns-repeated="3" office:value-type="string" calcext:value-type="string">
            <text:p>-120.495866</text:p>
          </table:table-cell>
          <table:table-cell table:number-columns-repeated="3"/>
          <table:table-cell table:number-columns-repeated="5" office:value-type="string" calcext:value-type="string">
            <text:p>-225.237517</text:p>
          </table:table-cell>
        </table:table-row>
        <table:table-row table:style-name="ro1">
          <table:table-cell table:number-columns-repeated="3" office:value-type="string" calcext:value-type="string">
            <text:p>-27.493392</text:p>
          </table:table-cell>
          <table:table-cell table:number-columns-repeated="3"/>
          <table:table-cell table:number-columns-repeated="5" office:value-type="string" calcext:value-type="string">
            <text:p>-100.075004</text:p>
          </table:table-cell>
        </table:table-row>
        <table:table-row table:style-name="ro1">
          <table:table-cell table:number-columns-repeated="3" office:value-type="string" calcext:value-type="string">
            <text:p>-64.933111</text:p>
          </table:table-cell>
          <table:table-cell table:number-columns-repeated="3"/>
          <table:table-cell table:number-columns-repeated="5" office:value-type="string" calcext:value-type="string">
            <text:p>-263.242588</text:p>
          </table:table-cell>
        </table:table-row>
        <table:table-row table:style-name="ro1">
          <table:table-cell table:number-columns-repeated="3" office:value-type="string" calcext:value-type="string">
            <text:p>-51.076615</text:p>
          </table:table-cell>
          <table:table-cell table:number-columns-repeated="3"/>
          <table:table-cell table:number-columns-repeated="5" office:value-type="string" calcext:value-type="string">
            <text:p>-110.318591</text:p>
          </table:table-cell>
        </table:table-row>
        <table:table-row table:style-name="ro1">
          <table:table-cell table:number-columns-repeated="3" office:value-type="string" calcext:value-type="string">
            <text:p>-27.121172</text:p>
          </table:table-cell>
          <table:table-cell table:number-columns-repeated="3"/>
          <table:table-cell table:number-columns-repeated="5" office:value-type="string" calcext:value-type="string">
            <text:p>-116.030208</text:p>
          </table:table-cell>
        </table:table-row>
        <table:table-row table:style-name="ro1">
          <table:table-cell table:number-columns-repeated="3" office:value-type="string" calcext:value-type="string">
            <text:p>-26.536520</text:p>
          </table:table-cell>
          <table:table-cell table:number-columns-repeated="3"/>
          <table:table-cell table:number-columns-repeated="5" office:value-type="string" calcext:value-type="string">
            <text:p>-258.140627</text:p>
          </table:table-cell>
        </table:table-row>
        <table:table-row table:style-name="ro1">
          <table:table-cell table:number-columns-repeated="3" office:value-type="string" calcext:value-type="string">
            <text:p>-34.115397</text:p>
          </table:table-cell>
          <table:table-cell table:number-columns-repeated="3"/>
          <table:table-cell table:number-columns-repeated="5" office:value-type="string" calcext:value-type="string">
            <text:p>-73.897366</text:p>
          </table:table-cell>
        </table:table-row>
        <table:table-row table:style-name="ro1">
          <table:table-cell table:number-columns-repeated="3" office:value-type="string" calcext:value-type="string">
            <text:p>-89.024402</text:p>
          </table:table-cell>
          <table:table-cell table:number-columns-repeated="3"/>
          <table:table-cell table:number-columns-repeated="5" office:value-type="string" calcext:value-type="string">
            <text:p>-85.775963</text:p>
          </table:table-cell>
        </table:table-row>
        <table:table-row table:style-name="ro1">
          <table:table-cell table:number-columns-repeated="3" office:value-type="string" calcext:value-type="string">
            <text:p>-68.049331</text:p>
          </table:table-cell>
          <table:table-cell table:number-columns-repeated="3"/>
          <table:table-cell table:number-columns-repeated="5" office:value-type="string" calcext:value-type="string">
            <text:p>-86.689597</text:p>
          </table:table-cell>
        </table:table-row>
        <table:table-row table:style-name="ro1">
          <table:table-cell table:number-columns-repeated="3" office:value-type="string" calcext:value-type="string">
            <text:p>-28.724820</text:p>
          </table:table-cell>
          <table:table-cell table:number-columns-repeated="3"/>
          <table:table-cell table:number-columns-repeated="5" office:value-type="string" calcext:value-type="string">
            <text:p>-100.384728</text:p>
          </table:table-cell>
        </table:table-row>
        <table:table-row table:style-name="ro1">
          <table:table-cell table:number-columns-repeated="3" office:value-type="string" calcext:value-type="string">
            <text:p>-35.659473</text:p>
          </table:table-cell>
          <table:table-cell table:number-columns-repeated="3"/>
          <table:table-cell table:number-columns-repeated="5" office:value-type="string" calcext:value-type="string">
            <text:p>-65.653334</text:p>
          </table:table-cell>
        </table:table-row>
        <table:table-row table:style-name="ro1">
          <table:table-cell table:number-columns-repeated="3" office:value-type="string" calcext:value-type="string">
            <text:p>-45.784837</text:p>
          </table:table-cell>
          <table:table-cell table:number-columns-repeated="3"/>
          <table:table-cell table:number-columns-repeated="5" office:value-type="string" calcext:value-type="string">
            <text:p>-64.840917</text:p>
          </table:table-cell>
        </table:table-row>
        <table:table-row table:style-name="ro1">
          <table:table-cell table:number-columns-repeated="3" office:value-type="string" calcext:value-type="string">
            <text:p>-72.400747</text:p>
          </table:table-cell>
          <table:table-cell table:number-columns-repeated="3"/>
          <table:table-cell table:number-columns-repeated="5" office:value-type="string" calcext:value-type="string">
            <text:p>-82.516120</text:p>
          </table:table-cell>
        </table:table-row>
        <table:table-row table:style-name="ro1">
          <table:table-cell table:number-columns-repeated="3" office:value-type="string" calcext:value-type="string">
            <text:p>-91.026677</text:p>
          </table:table-cell>
          <table:table-cell table:number-columns-repeated="3"/>
          <table:table-cell table:number-columns-repeated="5" office:value-type="string" calcext:value-type="string">
            <text:p>-108.124719</text:p>
          </table:table-cell>
        </table:table-row>
        <table:table-row table:style-name="ro1">
          <table:table-cell table:number-columns-repeated="3" office:value-type="string" calcext:value-type="string">
            <text:p>-114.042842</text:p>
          </table:table-cell>
          <table:table-cell table:number-columns-repeated="3"/>
          <table:table-cell table:number-columns-repeated="5" office:value-type="string" calcext:value-type="string">
            <text:p>-95.839151</text:p>
          </table:table-cell>
        </table:table-row>
        <table:table-row table:style-name="ro1">
          <table:table-cell table:number-columns-repeated="3" office:value-type="string" calcext:value-type="string">
            <text:p>-130.087182</text:p>
          </table:table-cell>
          <table:table-cell table:number-columns-repeated="3"/>
          <table:table-cell table:number-columns-repeated="5" office:value-type="string" calcext:value-type="string">
            <text:p>-88.633880</text:p>
          </table:table-cell>
        </table:table-row>
        <table:table-row table:style-name="ro1">
          <table:table-cell table:number-columns-repeated="3" office:value-type="string" calcext:value-type="string">
            <text:p>-60.852978</text:p>
          </table:table-cell>
          <table:table-cell table:number-columns-repeated="3"/>
          <table:table-cell table:number-columns-repeated="5" office:value-type="string" calcext:value-type="string">
            <text:p>-151.904326</text:p>
          </table:table-cell>
        </table:table-row>
        <table:table-row table:style-name="ro1">
          <table:table-cell table:number-columns-repeated="3" office:value-type="string" calcext:value-type="string">
            <text:p>-30.138456</text:p>
          </table:table-cell>
          <table:table-cell table:number-columns-repeated="3"/>
          <table:table-cell table:number-columns-repeated="5" office:value-type="string" calcext:value-type="string">
            <text:p>-220.423203</text:p>
          </table:table-cell>
        </table:table-row>
        <table:table-row table:style-name="ro1">
          <table:table-cell table:number-columns-repeated="3" office:value-type="string" calcext:value-type="string">
            <text:p>-36.803474</text:p>
          </table:table-cell>
          <table:table-cell table:number-columns-repeated="3"/>
          <table:table-cell table:number-columns-repeated="5" office:value-type="string" calcext:value-type="string">
            <text:p>-73.014777</text:p>
          </table:table-cell>
        </table:table-row>
        <table:table-row table:style-name="ro1">
          <table:table-cell table:number-columns-repeated="3" office:value-type="string" calcext:value-type="string">
            <text:p>-38.741312</text:p>
          </table:table-cell>
          <table:table-cell table:number-columns-repeated="3"/>
          <table:table-cell table:number-columns-repeated="5" office:value-type="string" calcext:value-type="string">
            <text:p>-151.604428</text:p>
          </table:table-cell>
        </table:table-row>
        <table:table-row table:style-name="ro1">
          <table:table-cell table:number-columns-repeated="3" office:value-type="string" calcext:value-type="string">
            <text:p>-79.290273</text:p>
          </table:table-cell>
          <table:table-cell table:number-columns-repeated="3"/>
          <table:table-cell table:number-columns-repeated="5" office:value-type="string" calcext:value-type="string">
            <text:p>-169.038861</text:p>
          </table:table-cell>
        </table:table-row>
        <table:table-row table:style-name="ro1">
          <table:table-cell table:number-columns-repeated="3" office:value-type="string" calcext:value-type="string">
            <text:p>-120.971709</text:p>
          </table:table-cell>
          <table:table-cell table:number-columns-repeated="3"/>
          <table:table-cell table:number-columns-repeated="5" office:value-type="string" calcext:value-type="string">
            <text:p>-103.420299</text:p>
          </table:table-cell>
        </table:table-row>
        <table:table-row table:style-name="ro1">
          <table:table-cell table:number-columns-repeated="3" office:value-type="string" calcext:value-type="string">
            <text:p>-73.022547</text:p>
          </table:table-cell>
          <table:table-cell table:number-columns-repeated="3"/>
          <table:table-cell table:number-columns-repeated="5" office:value-type="string" calcext:value-type="string">
            <text:p>-178.596333</text:p>
          </table:table-cell>
        </table:table-row>
        <table:table-row table:style-name="ro1">
          <table:table-cell table:number-columns-repeated="3" office:value-type="string" calcext:value-type="string">
            <text:p>-54.243856</text:p>
          </table:table-cell>
          <table:table-cell table:number-columns-repeated="3"/>
          <table:table-cell table:number-columns-repeated="5" office:value-type="string" calcext:value-type="string">
            <text:p>-163.951520</text:p>
          </table:table-cell>
        </table:table-row>
        <table:table-row table:style-name="ro1">
          <table:table-cell table:number-columns-repeated="3" office:value-type="string" calcext:value-type="string">
            <text:p>-98.666617</text:p>
          </table:table-cell>
          <table:table-cell table:number-columns-repeated="3"/>
          <table:table-cell table:number-columns-repeated="5" office:value-type="string" calcext:value-type="string">
            <text:p>-89.7543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509.0059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.8980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.3235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81.4997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.835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1.7005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6.4483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9.9802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6.4752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7804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89.7689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2.3565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.5690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.4821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5.8303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56.615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.2528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.350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05.6231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6.0227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6.5325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4.9775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.6282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8.3966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0.3465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8.64526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0.1230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.6506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.9769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3.5593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0.4416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.4127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2.7391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1.5754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.4890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0.4662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9.9893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2.1207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5.5330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.2235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7.5796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.1121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7.7413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.4004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6.4279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.6051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7.5074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.45438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4.9053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.69571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910.3663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.1575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55.5377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6.087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4.387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36.0506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7.6395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8.8176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8.1752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4.0466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6431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00.3965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5.2720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.8360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3.6185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7.0305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3.9265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2.9200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2.7131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4.7082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3.0560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8.9396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79.6668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34.2115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1.5212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40.5185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38.405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3.7507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0.7728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9.799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11.5416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4.6350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72.0524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0.6676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15.1671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2.6369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21.2352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90.1402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1.8293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87.4939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79.2205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3.825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93.1148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78.4583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75.5141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.9519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3.9287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64.0389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73.2517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11.1071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1292.3168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79.350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24.9649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22.5070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58.1849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1.7428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4.9282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62.7796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27.1068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44.2754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87.5806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61.2091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60.3621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16.4747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78.4499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18.3105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73.0455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9008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7.2717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56.9838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0.3228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90.5281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06.4249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86.3498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41.4542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5.7954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0.8493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8.4994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36.0025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0.1301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29.4369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42.9876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37.05616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2.2685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03.5711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4.4332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5.9092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58.0839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70.7577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12.4938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70.1548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79.3957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36.9563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3.3275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06.9176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9.9889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7.8536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92.5979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79.3823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24.81253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1686.7103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5.2766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35.210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82.7483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14.3319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2.1660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1.1851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14.2355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83.42441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8.21966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5.0785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29.472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1.0425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63.67768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71.6316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2.0131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6.9535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90.9362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37.9855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49.5240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6.0707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27.4588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72.2041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09.2127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90.2768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83.6403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4.8914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2.5589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66.7924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36.6764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8.94056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99.8559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60.2776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39.1919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1.790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8.8961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11.6552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2.8340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93.2354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61.2560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23.4112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38.9093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6.0240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91.6967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6.6608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6.5434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89.1095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09.8711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39.777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40.79453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054.2548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7.5678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23.6023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68.9554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47.6257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6.5561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76.0767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9.7902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5.9672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15.4564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14.5495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1.1159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47.8181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57.4931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0.3696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7.049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8.5677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9.4489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8.1094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25.6562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76.522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87.1739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7.3444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6.3717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7.78877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2.7099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05.71000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29.760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60.6907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08.6551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3.2105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1.6880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45.8727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8.2204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61.124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37.0591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7.9697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4.3543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67.0221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54.6887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0.5873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1.5617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4.992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48.7315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9.9110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89.2663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62.3232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57.4665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0.8688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9.55800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326.252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51.8591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85.8611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63.1470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7.1737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20.6425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63.0006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75.49438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36.291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27.8717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7.7879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3.7320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7.4716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76.5989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44.7042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5.1435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27.6980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07.9351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15.2625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87.00310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8.0429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0.0142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90.8243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25.5601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94.8877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2.3435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56.5188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20.0781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6.7522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9.53648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2.513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1.9290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7.2607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93.9902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32.4676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27.457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02.891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87.6343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52.9372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9.3587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1.2525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15.7641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92.2705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9.7543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69.8572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83.1492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4.776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3.6968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30.9186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80.08762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748.79197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32.3884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2.8458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4.4061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28.6961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70.3698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9.84873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23.1174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69.7046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12.2879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20.7243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89.7405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03.7030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39.9053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07.7666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20.9042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14.3590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03.4399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5.2917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30.3364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86.1869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5.1530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39.1184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80.8404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16.304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0.9856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8.8632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82.8669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58.9530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32.5379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68.2440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1.8192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52.9243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2.4998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72.0877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0.3953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4.3519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08.2502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9.2270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3.42660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8.18310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48.9254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44.648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79.0754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02.6877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19.0450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4.1318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83.2583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1.6095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26.17158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147.8031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29.9540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67.9511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11.1248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97.6363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80.5296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1.525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02.6695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2.6258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91.2498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0.3427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0.5612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07.3086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97.1447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48.6597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96.2311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68.4914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6.3127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57.4417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56.0479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5.8552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54.6955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50.4580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8.7688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02.5192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8.6253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55.1244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14.8070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57.7939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76.2674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25.0674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74.8401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1.3905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5.308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73.7510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86.5359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22.3277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42.1274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3.9159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45.3594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58.6327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16.1878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31.0664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15.3005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0.2244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44.6815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90.53763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46.2502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90.4134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94.89260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690.5714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80.6458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3.4174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38.5995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76.1337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86.1983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7.185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51.2978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10.8272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26.124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66.8133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34.565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8.1619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33.9472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01.6269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30.56396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59.1330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6.8906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7.2972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70.9691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97.1212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96.734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04.6680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18.5409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1.2119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90.1004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47.5729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05.9458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77.2602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0.1206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89.2499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68.3227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32.6797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36.9527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3.8044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19.2245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22.6522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48.4920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69.7340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4.3282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3.496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5.8943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8.9012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76.8254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53.4787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5.4072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9.3358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25.6741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36.7738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69.69999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957.4576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9.6503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02.3092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61.7154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64.2456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97.8367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69.2080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76.6594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7.3751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15.45551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56.101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6.1748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84.0756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0.7907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8.9067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90.5901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74.7738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24.7806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77.8529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8.6939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02.3323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03.4894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3.8429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39.8759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84.7613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71.6406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6.4113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9.6720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20.937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92.6506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56.3564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84.8318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8.5185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9.1989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92.0386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9.5803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1.7510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84.42198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4.7107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4.576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13.0815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86.2182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6.3801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0.8438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31.6426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93.8032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03.7318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04.3958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6.9842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74.863059</text:p>
          </table:table-cell>
          <table:table-cell table:number-columns-repeated="9"/>
        </table:table-row>
      </table:table>
      <table:table table:name="Лист3" table:style-name="ta1">
        <table:shapes>
          <draw:frame draw:z-index="0" draw:style-name="gr1" draw:text-style-name="P1" svg:width="159.99mm" svg:height="89.99mm" svg:x="14.33mm" svg:y="62.69mm">
            <draw:object draw:notify-on-update-of-ranges="Лист3.A3:Лист3.A13 Лист3.A3:Лист3.A13 Лист3.B2:Лист3.B2 Лист3.B3:Лист3.B13 Лист3.A3:Лист3.A13 Лист3.C2:Лист3.C2 Лист3.C3:Лист3.C13 Лист3.A3:Лист3.A13 Лист3.D2:Лист3.D2 Лист3.D3:Лист3.D13 Лист3.A3:Лист3.A13 Лист3.E2:Лист3.E2 Лист3.E3:Лист3.E13 Лист3.A3:Лист3.A13 Лист3.F2:Лист3.F2 Лист3.F3:Лист3.F13 Лист3.A3:Лист3.A13 Лист3.G2:Лист3.G2 Лист3.G3:Лист3.G13 Лист3.A3:Лист3.A13 Лист3.H2:Лист3.H2 Лист3.H3:Лист3.H13 Лист3.A3:Лист3.A13 Лист3.I2:Лист3.I2 Лист3.I3:Лист3.I13 Лист3.A3:Лист3.A13 Лист3.J2:Лист3.J2 Лист3.J3:Лист3.J13 Лист3.A3:Лист3.A13 Лист3.K2:Лист3.K2 Лист3.K3:Лист3.K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8.51mm" svg:height="93.23mm" svg:x="189.4mm" svg:y="65.67mm">
            <draw:object draw:notify-on-update-of-ranges="Лист3.A3:Лист3.A13 Лист3.B2:Лист3.B2 Лист3.B3:Лист3.B13 Лист3.C2:Лист3.C2 Лист3.C3:Лист3.C13 Лист3.D2:Лист3.D2 Лист3.D3:Лист3.D13 Лист3.E2:Лист3.E2 Лист3.E3:Лист3.E13 Лист3.F2:Лист3.F2 Лист3.F3:Лист3.F13 Лист3.G2:Лист3.G2 Лист3.G3:Лист3.G13 Лист3.H2:Лист3.H2 Лист3.H3:Лист3.H13 Лист3.I2:Лист3.I2 Лист3.I3:Лист3.I13 Лист3.J2:Лист3.J2 Лист3.J3:Лист3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82.78mm" svg:y="181.8mm">
            <draw:object draw:notify-on-update-of-ranges="Лист3.B38:Лист3.B41 Лист3.C37:Лист3.C37 Лист3.C38:Лист3.C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2" office:value-type="string" calcext:value-type="string">
            <text:p>t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ab1-seq</text:p>
          </table:table-cell>
          <table:table-cell table:style-name="ce2" office:value-type="string" calcext:value-type="string">
            <text:p>lab1-par-1</text:p>
          </table:table-cell>
          <table:table-cell table:style-name="ce2" office:value-type="string" calcext:value-type="string">
            <text:p>lab1-par-2</text:p>
          </table:table-cell>
          <table:table-cell table:style-name="ce2" office:value-type="string" calcext:value-type="string">
            <text:p>lab1-par-4</text:p>
          </table:table-cell>
          <table:table-cell table:style-name="ce2" office:value-type="string" calcext:value-type="string">
            <text:p>lab1-par-6</text:p>
          </table:table-cell>
          <table:table-cell office:value-type="string" calcext:value-type="string">
            <text:p>lab2-seq</text:p>
          </table:table-cell>
          <table:table-cell office:value-type="string" calcext:value-type="string">
            <text:p>lab2-2</text:p>
          </table:table-cell>
          <table:table-cell office:value-type="string" calcext:value-type="string">
            <text:p>Lab2-3</text:p>
          </table:table-cell>
          <table:table-cell office:value-type="string" calcext:value-type="string">
            <text:p>Lab2-4</text:p>
          </table:table-cell>
          <table:table-cell office:value-type="string" calcext:value-type="string">
            <text:p>lab2_wout_sort</text:p>
          </table:table-cell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3730" calcext:value-type="float">
            <text:p>373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6760" calcext:value-type="float">
            <text:p>6760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34" calcext:value-type="float">
            <text:p>134</text:p>
          </table:table-cell>
          <table:table-cell office:value-type="float" office:value="576" calcext:value-type="float">
            <text:p>576</text:p>
          </table:table-cell>
          <table:table-cell office:value-type="float" office:value="581" calcext:value-type="float">
            <text:p>581</text:p>
          </table:table-cell>
          <table:table-cell office:value-type="float" office:value="578" calcext:value-type="float">
            <text:p>578</text:p>
          </table:table-cell>
          <table:table-cell office:value-type="float" office:value="575" calcext:value-type="float">
            <text:p>5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9790" calcext:value-type="float">
            <text:p>9790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51" calcext:value-type="float">
            <text:p>251</text:p>
          </table:table-cell>
          <table:table-cell office:value-type="float" office:value="1186" calcext:value-type="float">
            <text:p>1186</text:p>
          </table:table-cell>
          <table:table-cell office:value-type="float" office:value="1206" calcext:value-type="float">
            <text:p>1206</text:p>
          </table:table-cell>
          <table:table-cell office:value-type="float" office:value="1201" calcext:value-type="float">
            <text:p>1201</text:p>
          </table:table-cell>
          <table:table-cell office:value-type="float" office:value="1222" calcext:value-type="float">
            <text:p>12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12820" calcext:value-type="float">
            <text:p>12820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95" calcext:value-type="float">
            <text:p>395</text:p>
          </table:table-cell>
          <table:table-cell office:value-type="float" office:value="2006" calcext:value-type="float">
            <text:p>2006</text:p>
          </table:table-cell>
          <table:table-cell office:value-type="float" office:value="2056" calcext:value-type="float">
            <text:p>2056</text:p>
          </table:table-cell>
          <table:table-cell office:value-type="float" office:value="2011" calcext:value-type="float">
            <text:p>2011</text:p>
          </table:table-cell>
          <table:table-cell office:value-type="float" office:value="2032" calcext:value-type="float">
            <text:p>203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15850" calcext:value-type="float">
            <text:p>15850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593" calcext:value-type="float">
            <text:p>593</text:p>
          </table:table-cell>
          <table:table-cell office:value-type="float" office:value="3032" calcext:value-type="float">
            <text:p>3032</text:p>
          </table:table-cell>
          <table:table-cell office:value-type="float" office:value="3065" calcext:value-type="float">
            <text:p>3065</text:p>
          </table:table-cell>
          <table:table-cell office:value-type="float" office:value="3080" calcext:value-type="float">
            <text:p>3080</text:p>
          </table:table-cell>
          <table:table-cell office:value-type="float" office:value="3063" calcext:value-type="float">
            <text:p>30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18880" calcext:value-type="float">
            <text:p>18880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809" calcext:value-type="float">
            <text:p>809</text:p>
          </table:table-cell>
          <table:table-cell office:value-type="float" office:value="4210" calcext:value-type="float">
            <text:p>4210</text:p>
          </table:table-cell>
          <table:table-cell office:value-type="float" office:value="4282" calcext:value-type="float">
            <text:p>4282</text:p>
          </table:table-cell>
          <table:table-cell office:value-type="float" office:value="4240" calcext:value-type="float">
            <text:p>4240</text:p>
          </table:table-cell>
          <table:table-cell office:value-type="float" office:value="4252" calcext:value-type="float">
            <text:p>425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21910" calcext:value-type="float">
            <text:p>21910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1077" calcext:value-type="float">
            <text:p>1077</text:p>
          </table:table-cell>
          <table:table-cell office:value-type="float" office:value="5666" calcext:value-type="float">
            <text:p>5666</text:p>
          </table:table-cell>
          <table:table-cell office:value-type="float" office:value="5637" calcext:value-type="float">
            <text:p>5637</text:p>
          </table:table-cell>
          <table:table-cell office:value-type="float" office:value="5627" calcext:value-type="float">
            <text:p>5627</text:p>
          </table:table-cell>
          <table:table-cell office:value-type="float" office:value="5686" calcext:value-type="float">
            <text:p>568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24940" calcext:value-type="float">
            <text:p>24940</text:p>
          </table:table-cell>
          <table:table-cell table:style-name="ce2" office:value-type="float" office:value="1333" calcext:value-type="float">
            <text:p>1333</text:p>
          </table:table-cell>
          <table:table-cell table:style-name="ce2" office:value-type="float" office:value="1386" calcext:value-type="float">
            <text:p>1386</text:p>
          </table:table-cell>
          <table:table-cell table:style-name="ce2" office:value-type="float" office:value="1385" calcext:value-type="float">
            <text:p>1385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1387" calcext:value-type="float">
            <text:p>1387</text:p>
          </table:table-cell>
          <table:table-cell office:value-type="float" office:value="7251" calcext:value-type="float">
            <text:p>7251</text:p>
          </table:table-cell>
          <table:table-cell office:value-type="float" office:value="7242" calcext:value-type="float">
            <text:p>7242</text:p>
          </table:table-cell>
          <table:table-cell office:value-type="float" office:value="7285" calcext:value-type="float">
            <text:p>7285</text:p>
          </table:table-cell>
          <table:table-cell office:value-type="float" office:value="7345" calcext:value-type="float">
            <text:p>734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27970" calcext:value-type="float">
            <text:p>27970</text:p>
          </table:table-cell>
          <table:table-cell table:style-name="ce2" office:value-type="float" office:value="1677" calcext:value-type="float">
            <text:p>1677</text:p>
          </table:table-cell>
          <table:table-cell table:style-name="ce2" office:value-type="float" office:value="1748" calcext:value-type="float">
            <text:p>1748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1731" calcext:value-type="float">
            <text:p>1731</text:p>
          </table:table-cell>
          <table:table-cell table:style-name="ce2" office:value-type="float" office:value="1705" calcext:value-type="float">
            <text:p>1705</text:p>
          </table:table-cell>
          <table:table-cell office:value-type="float" office:value="9109" calcext:value-type="float">
            <text:p>9109</text:p>
          </table:table-cell>
          <table:table-cell office:value-type="float" office:value="9114" calcext:value-type="float">
            <text:p>9114</text:p>
          </table:table-cell>
          <table:table-cell office:value-type="float" office:value="9109" calcext:value-type="float">
            <text:p>9109</text:p>
          </table:table-cell>
          <table:table-cell office:value-type="float" office:value="9069" calcext:value-type="float">
            <text:p>906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31000" calcext:value-type="float">
            <text:p>3100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52" calcext:value-type="float">
            <text:p>2052</text:p>
          </table:table-cell>
          <table:table-cell table:style-name="ce2" office:value-type="float" office:value="2130" calcext:value-type="float">
            <text:p>2130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float" office:value="2057" calcext:value-type="float">
            <text:p>2057</text:p>
          </table:table-cell>
          <table:table-cell office:value-type="float" office:value="11122" calcext:value-type="float">
            <text:p>11122</text:p>
          </table:table-cell>
          <table:table-cell office:value-type="float" office:value="11097" calcext:value-type="float">
            <text:p>11097</text:p>
          </table:table-cell>
          <table:table-cell office:value-type="float" office:value="11224" calcext:value-type="float">
            <text:p>11224</text:p>
          </table:table-cell>
          <table:table-cell office:value-type="float" office:value="11179" calcext:value-type="float">
            <text:p>11179</text:p>
          </table:table-cell>
          <table:table-cell office:value-type="float" office:value="213" calcext:value-type="float">
            <text:p>213</text:p>
          </table:table-cell>
        </table:table-row>
        <table:table-row table:style-name="ro1" table:number-rows-repeated="23">
          <table:table-cell table:number-columns-repeated="11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S(p)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,00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.002" calcext:value-type="float">
            <text:p>1,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.004" calcext:value-type="float">
            <text:p>1,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.999" calcext:value-type="float">
            <text:p>0,999</text:p>
          </table:table-cell>
          <table:table-cell table:number-columns-repeated="8"/>
        </table:table-row>
      </table:table>
      <table:table table:name="Лист4" table:style-name="ta1">
        <table:table-column table:style-name="co1" table:number-columns-repeated="2" table:default-cell-style-name="ce9"/>
        <table:table-column table:style-name="co2" table:default-cell-style-name="ce9"/>
        <table:table-row table:style-name="ro1">
          <table:table-cell table:number-columns-repeated="2" office:value-type="string" calcext:value-type="string">
            <text:p>-83.3602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53.2475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7.5564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3.7834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9.39562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5.70821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6.76752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6.2166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6.2597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31.38871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40.3108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93.2667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9.9923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5.9315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4.86928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8.55688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31.17082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8.5163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8.33355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07.7541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9.8084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5.63888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12.11295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41.93942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5.1423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0.4958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7.4933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4.9331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51.07661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7.1211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6.5365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4.1153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9.02440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8.0493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8.7248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5.65947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45.7848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2.4007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91.02667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14.0428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30.08718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0.8529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0.1384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6.80347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8.7413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9.29027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0.97170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3.0225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54.2438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98.666617</text:p>
          </table:table-cell>
          <table:table-cell/>
        </table:table-row>
        <table:table-row table:style-name="ro1" table:number-rows-repeated="104852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159.99mm" svg:height="89.99mm" svg:x="307.31mm" svg:y="14.05mm">
            <draw:object draw:notify-on-update-of-ranges="Sheet5.A3:Sheet5.A13 Sheet5.B2:Sheet5.B2 Sheet5.B3:Sheet5.B13 Sheet5.C2:Sheet5.C2 Sheet5.C3:Sheet5.C13 Sheet5.D2:Sheet5.D2 Sheet5.D3:Sheet5.D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88.55mm" svg:height="102.39mm" svg:x="1.53mm" svg:y="147.45mm">
            <draw:object draw:notify-on-update-of-ranges="Sheet5.A19:Sheet5.A29 Sheet5.B18:Sheet5.B18 Sheet5.B19:Sheet5.B29 Sheet5.C18:Sheet5.C18 Sheet5.C19:Sheet5.C29 Sheet5.D18:Sheet5.D18 Sheet5.D19:Sheet5.D29 Sheet5.E18:Sheet5.E18 Sheet5.E19:Sheet5.E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lab3_omp_4</text:p>
          </table:table-cell>
          <table:table-cell office:value-type="string" calcext:value-type="string">
            <text:p>Lab2-4</text:p>
          </table:table-cell>
          <table:table-cell office:value-type="string" calcext:value-type="string">
            <text:p>lab3_without_omp</text:p>
          </table:table-cell>
          <table:table-cell office:value-type="string" calcext:value-type="string">
            <text:p>lab1_seq</text:p>
          </table:table-cell>
          <table:table-cell office:value-type="string" calcext:value-type="string">
            <text:p>lab1_par_4</text:p>
          </table:table-cell>
          <table:table-cell table:style-name="ce2" office:value-type="string" calcext:value-type="string">
            <text:p>lab1-par-4-icc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223" calcext:value-type="float">
            <text:p>223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6760" calcext:value-type="float">
            <text:p>6760</text:p>
          </table:table-cell>
          <table:table-cell office:value-type="float" office:value="625" calcext:value-type="float">
            <text:p>625</text:p>
          </table:table-cell>
          <table:table-cell office:value-type="float" office:value="575" calcext:value-type="float">
            <text:p>575</text:p>
          </table:table-cell>
          <table:table-cell office:value-type="float" office:value="577" calcext:value-type="float">
            <text:p>57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style-name="ce2" office:value-type="float" office:value="296" calcext:value-type="float">
            <text:p>296</text:p>
          </table:table-cell>
        </table:table-row>
        <table:table-row table:style-name="ro2">
          <table:table-cell office:value-type="float" office:value="9790" calcext:value-type="float">
            <text:p>9790</text:p>
          </table:table-cell>
          <table:table-cell office:value-type="float" office:value="1212" calcext:value-type="float">
            <text:p>1212</text:p>
          </table:table-cell>
          <table:table-cell office:value-type="float" office:value="1222" calcext:value-type="float">
            <text:p>1222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264" calcext:value-type="float">
            <text:p>264</text:p>
          </table:table-cell>
          <table:table-cell table:style-name="ce2" office:value-type="float" office:value="536" calcext:value-type="float">
            <text:p>536</text:p>
          </table:table-cell>
        </table:table-row>
        <table:table-row table:style-name="ro2">
          <table:table-cell office:value-type="float" office:value="12820" calcext:value-type="float">
            <text:p>12820</text:p>
          </table:table-cell>
          <table:table-cell office:value-type="float" office:value="2020" calcext:value-type="float">
            <text:p>2020</text:p>
          </table:table-cell>
          <table:table-cell office:value-type="float" office:value="2032" calcext:value-type="float">
            <text:p>2032</text:p>
          </table:table-cell>
          <table:table-cell office:value-type="float" office:value="1972" calcext:value-type="float">
            <text:p>1972</text:p>
          </table:table-cell>
          <table:table-cell office:value-type="float" office:value="429" calcext:value-type="float">
            <text:p>429</text:p>
          </table:table-cell>
          <table:table-cell office:value-type="float" office:value="424" calcext:value-type="float">
            <text:p>424</text:p>
          </table:table-cell>
          <table:table-cell table:style-name="ce2" office:value-type="float" office:value="784" calcext:value-type="float">
            <text:p>784</text:p>
          </table:table-cell>
        </table:table-row>
        <table:table-row table:style-name="ro2">
          <table:table-cell office:value-type="float" office:value="15850" calcext:value-type="float">
            <text:p>15850</text:p>
          </table:table-cell>
          <table:table-cell office:value-type="float" office:value="3050" calcext:value-type="float">
            <text:p>3050</text:p>
          </table:table-cell>
          <table:table-cell office:value-type="float" office:value="3063" calcext:value-type="float">
            <text:p>3063</text:p>
          </table:table-cell>
          <table:table-cell office:value-type="float" office:value="2993" calcext:value-type="float">
            <text:p>2993</text:p>
          </table:table-cell>
          <table:table-cell office:value-type="float" office:value="634" calcext:value-type="float">
            <text:p>634</text:p>
          </table:table-cell>
          <table:table-cell office:value-type="float" office:value="632" calcext:value-type="float">
            <text:p>632</text:p>
          </table:table-cell>
          <table:table-cell table:style-name="ce2" office:value-type="float" office:value="1153" calcext:value-type="float">
            <text:p>1153</text:p>
          </table:table-cell>
        </table:table-row>
        <table:table-row table:style-name="ro2">
          <table:table-cell office:value-type="float" office:value="18880" calcext:value-type="float">
            <text:p>18880</text:p>
          </table:table-cell>
          <table:table-cell office:value-type="float" office:value="4251" calcext:value-type="float">
            <text:p>4251</text:p>
          </table:table-cell>
          <table:table-cell office:value-type="float" office:value="4252" calcext:value-type="float">
            <text:p>4252</text:p>
          </table:table-cell>
          <table:table-cell office:value-type="float" office:value="4183" calcext:value-type="float">
            <text:p>4183</text:p>
          </table:table-cell>
          <table:table-cell office:value-type="float" office:value="882" calcext:value-type="float">
            <text:p>882</text:p>
          </table:table-cell>
          <table:table-cell office:value-type="float" office:value="871" calcext:value-type="float">
            <text:p>871</text:p>
          </table:table-cell>
          <table:table-cell table:style-name="ce2" office:value-type="float" office:value="1533" calcext:value-type="float">
            <text:p>1533</text:p>
          </table:table-cell>
        </table:table-row>
        <table:table-row table:style-name="ro2">
          <table:table-cell office:value-type="float" office:value="21910" calcext:value-type="float">
            <text:p>21910</text:p>
          </table:table-cell>
          <table:table-cell office:value-type="float" office:value="5646" calcext:value-type="float">
            <text:p>5646</text:p>
          </table:table-cell>
          <table:table-cell office:value-type="float" office:value="5686" calcext:value-type="float">
            <text:p>5686</text:p>
          </table:table-cell>
          <table:table-cell office:value-type="float" office:value="5558" calcext:value-type="float">
            <text:p>5558</text:p>
          </table:table-cell>
          <table:table-cell office:value-type="float" office:value="1150" calcext:value-type="float">
            <text:p>1150</text:p>
          </table:table-cell>
          <table:table-cell office:value-type="float" office:value="1152" calcext:value-type="float">
            <text:p>1152</text:p>
          </table:table-cell>
          <table:table-cell table:style-name="ce2"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24940" calcext:value-type="float">
            <text:p>24940</text:p>
          </table:table-cell>
          <table:table-cell office:value-type="float" office:value="7290" calcext:value-type="float">
            <text:p>7290</text:p>
          </table:table-cell>
          <table:table-cell office:value-type="float" office:value="7345" calcext:value-type="float">
            <text:p>7345</text:p>
          </table:table-cell>
          <table:table-cell office:value-type="float" office:value="7167" calcext:value-type="float">
            <text:p>7167</text:p>
          </table:table-cell>
          <table:table-cell office:value-type="float" office:value="1469" calcext:value-type="float">
            <text:p>1469</text:p>
          </table:table-cell>
          <table:table-cell office:value-type="float" office:value="1471" calcext:value-type="float">
            <text:p>1471</text:p>
          </table:table-cell>
          <table:table-cell table:style-name="ce2" office:value-type="float" office:value="2520" calcext:value-type="float">
            <text:p>2520</text:p>
          </table:table-cell>
        </table:table-row>
        <table:table-row table:style-name="ro2">
          <table:table-cell office:value-type="float" office:value="27970" calcext:value-type="float">
            <text:p>27970</text:p>
          </table:table-cell>
          <table:table-cell office:value-type="float" office:value="9113" calcext:value-type="float">
            <text:p>9113</text:p>
          </table:table-cell>
          <table:table-cell office:value-type="float" office:value="9069" calcext:value-type="float">
            <text:p>9069</text:p>
          </table:table-cell>
          <table:table-cell office:value-type="float" office:value="8955" calcext:value-type="float">
            <text:p>8955</text:p>
          </table:table-cell>
          <table:table-cell office:value-type="float" office:value="1821" calcext:value-type="float">
            <text:p>1821</text:p>
          </table:table-cell>
          <table:table-cell office:value-type="float" office:value="1823" calcext:value-type="float">
            <text:p>1823</text:p>
          </table:table-cell>
          <table:table-cell table:style-name="ce2" office:value-type="float" office:value="3127" calcext:value-type="float">
            <text:p>3127</text:p>
          </table:table-cell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11261" calcext:value-type="float">
            <text:p>11261</text:p>
          </table:table-cell>
          <table:table-cell office:value-type="float" office:value="11179" calcext:value-type="float">
            <text:p>11179</text:p>
          </table:table-cell>
          <table:table-cell office:value-type="float" office:value="10999" calcext:value-type="float">
            <text:p>10999</text:p>
          </table:table-cell>
          <table:table-cell office:value-type="float" office:value="2226" calcext:value-type="float">
            <text:p>2226</text:p>
          </table:table-cell>
          <table:table-cell office:value-type="float" office:value="2222" calcext:value-type="float">
            <text:p>2222</text:p>
          </table:table-cell>
          <table:table-cell table:style-name="ce2" office:value-type="float" office:value="3995" calcext:value-type="float">
            <text:p>3995</text:p>
          </table:table-cell>
        </table:table-row>
        <table:table-row table:style-name="ro1" table:number-rows-repeated="4"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N</text:p>
          </table:table-cell>
          <table:table-cell table:style-name="ce2" office:value-type="string" calcext:value-type="string">
            <text:p>lab3_omp_4</text:p>
          </table:table-cell>
          <table:table-cell table:style-name="ce2" office:value-type="string" calcext:value-type="string">
            <text:p>Lab2-4</text:p>
          </table:table-cell>
          <table:table-cell table:style-name="ce2" office:value-type="string" calcext:value-type="string">
            <text:p>lab1_par_4</text:p>
          </table:table-cell>
          <table:table-cell table:style-name="ce2" office:value-type="string" calcext:value-type="string">
            <text:p>lab1_par_4_icc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float" office:value="1.857142857" calcext:value-type="float">
            <text:p>1,857142857</text:p>
          </table:table-cell>
          <table:table-cell table:style-name="ce2" office:value-type="float" office:value="0.961" calcext:value-type="float">
            <text:p>0,961</text:p>
          </table:table-cell>
          <table:table-cell table:style-name="ce2" office:value-type="float" office:value="0.3846153846" calcext:value-type="float">
            <text:p>0,3846153846</text:p>
          </table:table-cell>
          <table:table-cell table:style-name="ce2" office:value-type="float" office:value="1.789473684" calcext:value-type="float">
            <text:p>1,789473684</text:p>
          </table:table-cell>
          <table:table-cell table:number-columns-repeated="2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style-name="ce2" office:value-type="float" office:value="1.17989418" calcext:value-type="float">
            <text:p>1,17989418</text:p>
          </table:table-cell>
          <table:table-cell table:style-name="ce2" office:value-type="float" office:value="1.003" calcext:value-type="float">
            <text:p>1,003</text:p>
          </table:table-cell>
          <table:table-cell table:style-name="ce2" office:value-type="float" office:value="1.588235294" calcext:value-type="float">
            <text:p>1,588235294</text:p>
          </table:table-cell>
          <table:table-cell table:style-name="ce2" office:value-type="float" office:value="1.923076923" calcext:value-type="float">
            <text:p>1,923076923</text:p>
          </table:table-cell>
          <table:table-cell table:number-columns-repeated="2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style-name="ce2" office:value-type="float" office:value="1.083188908" calcext:value-type="float">
            <text:p>1,083188908</text:p>
          </table:table-cell>
          <table:table-cell table:style-name="ce2" office:value-type="float" office:value="0.996" calcext:value-type="float">
            <text:p>0,996</text:p>
          </table:table-cell>
          <table:table-cell table:style-name="ce2" office:value-type="float" office:value="1.524193548" calcext:value-type="float">
            <text:p>1,524193548</text:p>
          </table:table-cell>
          <table:table-cell table:style-name="ce2" office:value-type="float" office:value="2.06993007" calcext:value-type="float">
            <text:p>2,06993007</text:p>
          </table:table-cell>
          <table:table-cell table:number-columns-repeated="2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style-name="ce2" office:value-type="float" office:value="1.034129693" calcext:value-type="float">
            <text:p>1,034129693</text:p>
          </table:table-cell>
          <table:table-cell table:style-name="ce2" office:value-type="float" office:value="0.998" calcext:value-type="float">
            <text:p>0,998</text:p>
          </table:table-cell>
          <table:table-cell table:style-name="ce2" office:value-type="float" office:value="1.266094421" calcext:value-type="float">
            <text:p>1,266094421</text:p>
          </table:table-cell>
          <table:table-cell table:style-name="ce2" office:value-type="float" office:value="2.069498069" calcext:value-type="float">
            <text:p>2,069498069</text:p>
          </table:table-cell>
          <table:table-cell table:number-columns-repeated="2"/>
        </table:table-row>
        <table:table-row table:style-name="ro1">
          <table:table-cell office:value-type="float" office:value="12820" calcext:value-type="float">
            <text:p>12820</text:p>
          </table:table-cell>
          <table:table-cell table:style-name="ce2" office:value-type="float" office:value="1.024340771" calcext:value-type="float">
            <text:p>1,024340771</text:p>
          </table:table-cell>
          <table:table-cell table:style-name="ce2" office:value-type="float" office:value="0.993" calcext:value-type="float">
            <text:p>0,993</text:p>
          </table:table-cell>
          <table:table-cell table:style-name="ce2" office:value-type="float" office:value="1.197889182" calcext:value-type="float">
            <text:p>1,197889182</text:p>
          </table:table-cell>
          <table:table-cell table:style-name="ce2" office:value-type="float" office:value="1.916870416" calcext:value-type="float">
            <text:p>1,916870416</text:p>
          </table:table-cell>
          <table:table-cell table:number-columns-repeated="2"/>
        </table:table-row>
        <table:table-row table:style-name="ro1">
          <table:table-cell office:value-type="float" office:value="15850" calcext:value-type="float">
            <text:p>15850</text:p>
          </table:table-cell>
          <table:table-cell table:style-name="ce2" office:value-type="float" office:value="1.019044437" calcext:value-type="float">
            <text:p>1,019044437</text:p>
          </table:table-cell>
          <table:table-cell table:style-name="ce2" office:value-type="float" office:value="0.987" calcext:value-type="float">
            <text:p>0,987</text:p>
          </table:table-cell>
          <table:table-cell table:style-name="ce2" office:value-type="float" office:value="1.135231317" calcext:value-type="float">
            <text:p>1,135231317</text:p>
          </table:table-cell>
          <table:table-cell table:style-name="ce2" office:value-type="float" office:value="1.896381579" calcext:value-type="float">
            <text:p>1,896381579</text:p>
          </table:table-cell>
          <table:table-cell table:number-columns-repeated="2"/>
        </table:table-row>
        <table:table-row table:style-name="ro1">
          <table:table-cell office:value-type="float" office:value="18880" calcext:value-type="float">
            <text:p>18880</text:p>
          </table:table-cell>
          <table:table-cell table:style-name="ce2" office:value-type="float" office:value="1.016256275" calcext:value-type="float">
            <text:p>1,016256275</text:p>
          </table:table-cell>
          <table:table-cell table:style-name="ce2" office:value-type="float" office:value="1.006" calcext:value-type="float">
            <text:p>1,006</text:p>
          </table:table-cell>
          <table:table-cell table:style-name="ce2" office:value-type="float" office:value="1.099496222" calcext:value-type="float">
            <text:p>1,099496222</text:p>
          </table:table-cell>
          <table:table-cell table:style-name="ce2" office:value-type="float" office:value="1.862697448" calcext:value-type="float">
            <text:p>1,862697448</text:p>
          </table:table-cell>
          <table:table-cell table:number-columns-repeated="2"/>
        </table:table-row>
        <table:table-row table:style-name="ro1">
          <table:table-cell office:value-type="float" office:value="21910" calcext:value-type="float">
            <text:p>21910</text:p>
          </table:table-cell>
          <table:table-cell table:style-name="ce2" office:value-type="float" office:value="1.015833033" calcext:value-type="float">
            <text:p>1,015833033</text:p>
          </table:table-cell>
          <table:table-cell table:style-name="ce2" office:value-type="float" office:value="1.016" calcext:value-type="float">
            <text:p>1,016</text:p>
          </table:table-cell>
          <table:table-cell table:style-name="ce2" office:value-type="float" office:value="1.058161351" calcext:value-type="float">
            <text:p>1,058161351</text:p>
          </table:table-cell>
          <table:table-cell table:style-name="ce2" office:value-type="float" office:value="1.826363636" calcext:value-type="float">
            <text:p>1,826363636</text:p>
          </table:table-cell>
          <table:table-cell table:number-columns-repeated="2"/>
        </table:table-row>
        <table:table-row table:style-name="ro1">
          <table:table-cell office:value-type="float" office:value="24940" calcext:value-type="float">
            <text:p>24940</text:p>
          </table:table-cell>
          <table:table-cell table:style-name="ce2" office:value-type="float" office:value="1.017161992" calcext:value-type="float">
            <text:p>1,017161992</text:p>
          </table:table-cell>
          <table:table-cell table:style-name="ce2" office:value-type="float" office:value="1.014" calcext:value-type="float">
            <text:p>1,014</text:p>
          </table:table-cell>
          <table:table-cell table:style-name="ce2" office:value-type="float" office:value="1.072768192" calcext:value-type="float">
            <text:p>1,072768192</text:p>
          </table:table-cell>
          <table:table-cell table:style-name="ce2" office:value-type="float" office:value="1.809045226" calcext:value-type="float">
            <text:p>1,809045226</text:p>
          </table:table-cell>
          <table:table-cell table:number-columns-repeated="2"/>
        </table:table-row>
        <table:table-row table:style-name="ro1">
          <table:table-cell office:value-type="float" office:value="27970" calcext:value-type="float">
            <text:p>27970</text:p>
          </table:table-cell>
          <table:table-cell table:style-name="ce2" office:value-type="float" office:value="1.017643774" calcext:value-type="float">
            <text:p>1,017643774</text:p>
          </table:table-cell>
          <table:table-cell table:style-name="ce2" office:value-type="float" office:value="0.991" calcext:value-type="float">
            <text:p>0,991</text:p>
          </table:table-cell>
          <table:table-cell table:style-name="ce2" office:value-type="float" office:value="1.032200358" calcext:value-type="float">
            <text:p>1,032200358</text:p>
          </table:table-cell>
          <table:table-cell table:style-name="ce2" office:value-type="float" office:value="1.820139697" calcext:value-type="float">
            <text:p>1,820139697</text:p>
          </table:table-cell>
          <table:table-cell table:number-columns-repeated="2"/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style-name="ce2" office:value-type="float" office:value="1.023820347" calcext:value-type="float">
            <text:p>1,023820347</text:p>
          </table:table-cell>
          <table:table-cell table:style-name="ce2" office:value-type="float" office:value="0.999" calcext:value-type="float">
            <text:p>0,999</text:p>
          </table:table-cell>
          <table:table-cell table:style-name="ce2" office:value-type="float" office:value="1.064115308" calcext:value-type="float">
            <text:p>1,064115308</text:p>
          </table:table-cell>
          <table:table-cell table:style-name="ce2" office:value-type="float" office:value="1.946881092" calcext:value-type="float">
            <text:p>1,946881092</text:p>
          </table:table-cell>
          <table:table-cell table:number-columns-repeated="2"/>
        </table:table-row>
      </table:table>
      <table:table table:name="Sheet6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lab3_without_omp</text:p>
          </table:table-cell>
          <table:table-cell office:value-type="string" calcext:value-type="string">
            <text:p>lab3_omp_static</text:p>
          </table:table-cell>
          <table:table-cell office:value-type="string" calcext:value-type="string">
            <text:p>lab3_omp_static_1</text:p>
          </table:table-cell>
          <table:table-cell office:value-type="string" calcext:value-type="string">
            <text:p>lab3_omp_static_10</text:p>
          </table:table-cell>
          <table:table-cell office:value-type="string" calcext:value-type="string">
            <text:p>lab3_omp_static_100</text:p>
          </table:table-cell>
          <table:table-cell office:value-type="string" calcext:value-type="string">
            <text:p>lab3_omp_static_1000</text:p>
          </table:table-cell>
          <table:table-cell office:value-type="string" calcext:value-type="string">
            <text:p>lab3_omp_dynamic</text:p>
          </table:table-cell>
          <table:table-cell office:value-type="string" calcext:value-type="string">
            <text:p>lab3_omp_dynamic_1</text:p>
          </table:table-cell>
          <table:table-cell office:value-type="string" calcext:value-type="string">
            <text:p>lab3_omp_dynamic_10</text:p>
          </table:table-cell>
          <table:table-cell office:value-type="string" calcext:value-type="string">
            <text:p>lab3_omp_dynamic_100</text:p>
          </table:table-cell>
          <table:table-cell office:value-type="string" calcext:value-type="string">
            <text:p>lab3_omp_dynamic_1000</text:p>
          </table:table-cell>
          <table:table-cell office:value-type="string" calcext:value-type="string">
            <text:p>lab3_omp_guided</text:p>
          </table:table-cell>
          <table:table-cell office:value-type="string" calcext:value-type="string">
            <text:p>lab3_omp_guided_1</text:p>
          </table:table-cell>
          <table:table-cell office:value-type="string" calcext:value-type="string">
            <text:p>lab3_omp_guided_10</text:p>
          </table:table-cell>
          <table:table-cell office:value-type="string" calcext:value-type="string">
            <text:p>lab3_omp_guided_100</text:p>
          </table:table-cell>
          <table:table-cell office:value-type="string" calcext:value-type="string">
            <text:p>lab3_omp_guided_1000</text:p>
          </table:table-cell>
        </table:table-row>
        <table:table-row table:style-name="ro2">
          <table:table-cell table:style-name="ce2"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table:style-name="ce2" office:value-type="float" office:value="700" calcext:value-type="float">
            <text:p>700</text:p>
          </table:table-cell>
          <table:table-cell office:value-type="float" office:value="189" calcext:value-type="float">
            <text:p>189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228" calcext:value-type="float">
            <text:p>228</text:p>
          </table:table-cell>
          <table:table-cell office:value-type="float" office:value="245" calcext:value-type="float">
            <text:p>245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table:style-name="ce2" office:value-type="float" office:value="3730" calcext:value-type="float">
            <text:p>3730</text:p>
          </table:table-cell>
          <table:table-cell office:value-type="float" office:value="577" calcext:value-type="float">
            <text:p>577</text:p>
          </table:table-cell>
          <table:table-cell office:value-type="float" office:value="625" calcext:value-type="float">
            <text:p>625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21" calcext:value-type="float">
            <text:p>621</text:p>
          </table:table-cell>
          <table:table-cell office:value-type="float" office:value="605" calcext:value-type="float">
            <text:p>605</text:p>
          </table:table-cell>
          <table:table-cell office:value-type="float" office:value="608" calcext:value-type="float">
            <text:p>608</text:p>
          </table:table-cell>
          <table:table-cell office:value-type="float" office:value="627" calcext:value-type="float">
            <text:p>627</text:p>
          </table:table-cell>
          <table:table-cell office:value-type="float" office:value="604" calcext:value-type="float">
            <text:p>604</text:p>
          </table:table-cell>
          <table:table-cell office:value-type="float" office:value="624" calcext:value-type="float">
            <text:p>624</text:p>
          </table:table-cell>
          <table:table-cell office:value-type="float" office:value="603" calcext:value-type="float">
            <text:p>603</text:p>
          </table:table-cell>
          <table:table-cell office:value-type="float" office:value="611" calcext:value-type="float">
            <text:p>611</text:p>
          </table:table-cell>
          <table:table-cell office:value-type="float" office:value="609" calcext:value-type="float">
            <text:p>609</text:p>
          </table:table-cell>
          <table:table-cell office:value-type="float" office:value="606" calcext:value-type="float">
            <text:p>606</text:p>
          </table:table-cell>
          <table:table-cell office:value-type="float" office:value="615" calcext:value-type="float">
            <text:p>615</text:p>
          </table:table-cell>
          <table:table-cell office:value-type="float" office:value="604" calcext:value-type="float">
            <text:p>604</text:p>
          </table:table-cell>
        </table:table-row>
        <table:table-row table:style-name="ro2">
          <table:table-cell table:style-name="ce2" office:value-type="float" office:value="6760" calcext:value-type="float">
            <text:p>6760</text:p>
          </table:table-cell>
          <table:table-cell office:value-type="float" office:value="1172" calcext:value-type="float">
            <text:p>1172</text:p>
          </table:table-cell>
          <table:table-cell office:value-type="float" office:value="1196" calcext:value-type="float">
            <text:p>1196</text:p>
          </table:table-cell>
          <table:table-cell office:value-type="float" office:value="1203" calcext:value-type="float">
            <text:p>1203</text:p>
          </table:table-cell>
          <table:table-cell office:value-type="float" office:value="1215" calcext:value-type="float">
            <text:p>1215</text:p>
          </table:table-cell>
          <table:table-cell office:value-type="float" office:value="1209" calcext:value-type="float">
            <text:p>1209</text:p>
          </table:table-cell>
          <table:table-cell office:value-type="float" office:value="1214" calcext:value-type="float">
            <text:p>1214</text:p>
          </table:table-cell>
          <table:table-cell office:value-type="float" office:value="1228" calcext:value-type="float">
            <text:p>1228</text:p>
          </table:table-cell>
          <table:table-cell office:value-type="float" office:value="1213" calcext:value-type="float">
            <text:p>1213</text:p>
          </table:table-cell>
          <table:table-cell office:value-type="float" office:value="1212" calcext:value-type="float">
            <text:p>1212</text:p>
          </table:table-cell>
          <table:table-cell office:value-type="float" office:value="1199" calcext:value-type="float">
            <text:p>1199</text:p>
          </table:table-cell>
          <table:table-cell office:value-type="float" office:value="1203" calcext:value-type="float">
            <text:p>1203</text:p>
          </table:table-cell>
          <table:table-cell office:value-type="float" office:value="1211" calcext:value-type="float">
            <text:p>1211</text:p>
          </table:table-cell>
          <table:table-cell office:value-type="float" office:value="1220" calcext:value-type="float">
            <text:p>1220</text:p>
          </table:table-cell>
          <table:table-cell office:value-type="float" office:value="1214" calcext:value-type="float">
            <text:p>1214</text:p>
          </table:table-cell>
          <table:table-cell office:value-type="float" office:value="1234" calcext:value-type="float">
            <text:p>1234</text:p>
          </table:table-cell>
          <table:table-cell office:value-type="float" office:value="1213" calcext:value-type="float">
            <text:p>1213</text:p>
          </table:table-cell>
        </table:table-row>
        <table:table-row table:style-name="ro2">
          <table:table-cell table:style-name="ce2" office:value-type="float" office:value="9790" calcext:value-type="float">
            <text:p>9790</text:p>
          </table:table-cell>
          <table:table-cell office:value-type="float" office:value="1972" calcext:value-type="float">
            <text:p>1972</text:p>
          </table:table-cell>
          <table:table-cell office:value-type="float" office:value="2023" calcext:value-type="float">
            <text:p>2023</text:p>
          </table:table-cell>
          <table:table-cell office:value-type="float" office:value="2013" calcext:value-type="float">
            <text:p>2013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office:value-type="float" office:value="2023" calcext:value-type="float">
            <text:p>2023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office:value-type="float" office:value="2022" calcext:value-type="float">
            <text:p>2022</text:p>
          </table:table-cell>
          <table:table-cell office:value-type="float" office:value="2007" calcext:value-type="float">
            <text:p>2007</text:p>
          </table:table-cell>
          <table:table-cell office:value-type="float" office:value="2030" calcext:value-type="float">
            <text:p>2030</text:p>
          </table:table-cell>
          <table:table-cell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table:style-name="ce2" office:value-type="float" office:value="12820" calcext:value-type="float">
            <text:p>12820</text:p>
          </table:table-cell>
          <table:table-cell office:value-type="float" office:value="2993" calcext:value-type="float">
            <text:p>2993</text:p>
          </table:table-cell>
          <table:table-cell office:value-type="float" office:value="3089" calcext:value-type="float">
            <text:p>3089</text:p>
          </table:table-cell>
          <table:table-cell office:value-type="float" office:value="3024" calcext:value-type="float">
            <text:p>3024</text:p>
          </table:table-cell>
          <table:table-cell office:value-type="float" office:value="3031" calcext:value-type="float">
            <text:p>3031</text:p>
          </table:table-cell>
          <table:table-cell office:value-type="float" office:value="3026" calcext:value-type="float">
            <text:p>3026</text:p>
          </table:table-cell>
          <table:table-cell office:value-type="float" office:value="3032" calcext:value-type="float">
            <text:p>3032</text:p>
          </table:table-cell>
          <table:table-cell office:value-type="float" office:value="3053" calcext:value-type="float">
            <text:p>3053</text:p>
          </table:table-cell>
          <table:table-cell office:value-type="float" office:value="3025" calcext:value-type="float">
            <text:p>3025</text:p>
          </table:table-cell>
          <table:table-cell office:value-type="float" office:value="3036" calcext:value-type="float">
            <text:p>3036</text:p>
          </table:table-cell>
          <table:table-cell office:value-type="float" office:value="3033" calcext:value-type="float">
            <text:p>3033</text:p>
          </table:table-cell>
          <table:table-cell office:value-type="float" office:value="3036" calcext:value-type="float">
            <text:p>3036</text:p>
          </table:table-cell>
          <table:table-cell office:value-type="float" office:value="3057" calcext:value-type="float">
            <text:p>3057</text:p>
          </table:table-cell>
          <table:table-cell office:value-type="float" office:value="3031" calcext:value-type="float">
            <text:p>3031</text:p>
          </table:table-cell>
          <table:table-cell office:value-type="float" office:value="3030" calcext:value-type="float">
            <text:p>3030</text:p>
          </table:table-cell>
          <table:table-cell office:value-type="float" office:value="3029" calcext:value-type="float">
            <text:p>3029</text:p>
          </table:table-cell>
          <table:table-cell office:value-type="float" office:value="3045" calcext:value-type="float">
            <text:p>3045</text:p>
          </table:table-cell>
        </table:table-row>
        <table:table-row table:style-name="ro2">
          <table:table-cell table:style-name="ce2" office:value-type="float" office:value="15850" calcext:value-type="float">
            <text:p>15850</text:p>
          </table:table-cell>
          <table:table-cell office:value-type="float" office:value="4183" calcext:value-type="float">
            <text:p>4183</text:p>
          </table:table-cell>
          <table:table-cell office:value-type="float" office:value="4262" calcext:value-type="float">
            <text:p>4262</text:p>
          </table:table-cell>
          <table:table-cell table:number-columns-repeated="3" office:value-type="float" office:value="4245" calcext:value-type="float">
            <text:p>4245</text:p>
          </table:table-cell>
          <table:table-cell office:value-type="float" office:value="4234" calcext:value-type="float">
            <text:p>4234</text:p>
          </table:table-cell>
          <table:table-cell office:value-type="float" office:value="4238" calcext:value-type="float">
            <text:p>4238</text:p>
          </table:table-cell>
          <table:table-cell office:value-type="float" office:value="4260" calcext:value-type="float">
            <text:p>4260</text:p>
          </table:table-cell>
          <table:table-cell office:value-type="float" office:value="4248" calcext:value-type="float">
            <text:p>4248</text:p>
          </table:table-cell>
          <table:table-cell office:value-type="float" office:value="4240" calcext:value-type="float">
            <text:p>4240</text:p>
          </table:table-cell>
          <table:table-cell office:value-type="float" office:value="4252" calcext:value-type="float">
            <text:p>4252</text:p>
          </table:table-cell>
          <table:table-cell office:value-type="float" office:value="4233" calcext:value-type="float">
            <text:p>4233</text:p>
          </table:table-cell>
          <table:table-cell office:value-type="float" office:value="4253" calcext:value-type="float">
            <text:p>4253</text:p>
          </table:table-cell>
          <table:table-cell office:value-type="float" office:value="4254" calcext:value-type="float">
            <text:p>4254</text:p>
          </table:table-cell>
          <table:table-cell office:value-type="float" office:value="4259" calcext:value-type="float">
            <text:p>4259</text:p>
          </table:table-cell>
          <table:table-cell office:value-type="float" office:value="4240" calcext:value-type="float">
            <text:p>4240</text:p>
          </table:table-cell>
        </table:table-row>
        <table:table-row table:style-name="ro2">
          <table:table-cell table:style-name="ce2" office:value-type="float" office:value="18880" calcext:value-type="float">
            <text:p>18880</text:p>
          </table:table-cell>
          <table:table-cell office:value-type="float" office:value="5558" calcext:value-type="float">
            <text:p>5558</text:p>
          </table:table-cell>
          <table:table-cell office:value-type="float" office:value="5652" calcext:value-type="float">
            <text:p>5652</text:p>
          </table:table-cell>
          <table:table-cell office:value-type="float" office:value="5674" calcext:value-type="float">
            <text:p>5674</text:p>
          </table:table-cell>
          <table:table-cell office:value-type="float" office:value="5656" calcext:value-type="float">
            <text:p>5656</text:p>
          </table:table-cell>
          <table:table-cell office:value-type="float" office:value="5661" calcext:value-type="float">
            <text:p>5661</text:p>
          </table:table-cell>
          <table:table-cell table:number-columns-repeated="2" office:value-type="float" office:value="5674" calcext:value-type="float">
            <text:p>5674</text:p>
          </table:table-cell>
          <table:table-cell office:value-type="float" office:value="5661" calcext:value-type="float">
            <text:p>5661</text:p>
          </table:table-cell>
          <table:table-cell office:value-type="float" office:value="5665" calcext:value-type="float">
            <text:p>5665</text:p>
          </table:table-cell>
          <table:table-cell office:value-type="float" office:value="5651" calcext:value-type="float">
            <text:p>5651</text:p>
          </table:table-cell>
          <table:table-cell office:value-type="float" office:value="5654" calcext:value-type="float">
            <text:p>5654</text:p>
          </table:table-cell>
          <table:table-cell office:value-type="float" office:value="5665" calcext:value-type="float">
            <text:p>5665</text:p>
          </table:table-cell>
          <table:table-cell office:value-type="float" office:value="5674" calcext:value-type="float">
            <text:p>5674</text:p>
          </table:table-cell>
          <table:table-cell office:value-type="float" office:value="5669" calcext:value-type="float">
            <text:p>5669</text:p>
          </table:table-cell>
          <table:table-cell office:value-type="float" office:value="5679" calcext:value-type="float">
            <text:p>5679</text:p>
          </table:table-cell>
          <table:table-cell office:value-type="float" office:value="5670" calcext:value-type="float">
            <text:p>5670</text:p>
          </table:table-cell>
        </table:table-row>
        <table:table-row table:style-name="ro2">
          <table:table-cell table:style-name="ce2" office:value-type="float" office:value="21910" calcext:value-type="float">
            <text:p>21910</text:p>
          </table:table-cell>
          <table:table-cell office:value-type="float" office:value="7167" calcext:value-type="float">
            <text:p>7167</text:p>
          </table:table-cell>
          <table:table-cell office:value-type="float" office:value="7282" calcext:value-type="float">
            <text:p>7282</text:p>
          </table:table-cell>
          <table:table-cell office:value-type="float" office:value="7279" calcext:value-type="float">
            <text:p>7279</text:p>
          </table:table-cell>
          <table:table-cell office:value-type="float" office:value="7275" calcext:value-type="float">
            <text:p>7275</text:p>
          </table:table-cell>
          <table:table-cell office:value-type="float" office:value="7278" calcext:value-type="float">
            <text:p>7278</text:p>
          </table:table-cell>
          <table:table-cell office:value-type="float" office:value="7289" calcext:value-type="float">
            <text:p>7289</text:p>
          </table:table-cell>
          <table:table-cell office:value-type="float" office:value="7292" calcext:value-type="float">
            <text:p>7292</text:p>
          </table:table-cell>
          <table:table-cell office:value-type="float" office:value="7286" calcext:value-type="float">
            <text:p>7286</text:p>
          </table:table-cell>
          <table:table-cell office:value-type="float" office:value="7283" calcext:value-type="float">
            <text:p>7283</text:p>
          </table:table-cell>
          <table:table-cell office:value-type="float" office:value="7289" calcext:value-type="float">
            <text:p>7289</text:p>
          </table:table-cell>
          <table:table-cell office:value-type="float" office:value="7275" calcext:value-type="float">
            <text:p>7275</text:p>
          </table:table-cell>
          <table:table-cell office:value-type="float" office:value="7303" calcext:value-type="float">
            <text:p>7303</text:p>
          </table:table-cell>
          <table:table-cell table:number-columns-repeated="2" office:value-type="float" office:value="7289" calcext:value-type="float">
            <text:p>7289</text:p>
          </table:table-cell>
          <table:table-cell office:value-type="float" office:value="7304" calcext:value-type="float">
            <text:p>7304</text:p>
          </table:table-cell>
          <table:table-cell office:value-type="float" office:value="7293" calcext:value-type="float">
            <text:p>7293</text:p>
          </table:table-cell>
        </table:table-row>
        <table:table-row table:style-name="ro2">
          <table:table-cell table:style-name="ce2" office:value-type="float" office:value="24940" calcext:value-type="float">
            <text:p>24940</text:p>
          </table:table-cell>
          <table:table-cell office:value-type="float" office:value="8955" calcext:value-type="float">
            <text:p>8955</text:p>
          </table:table-cell>
          <table:table-cell office:value-type="float" office:value="9135" calcext:value-type="float">
            <text:p>9135</text:p>
          </table:table-cell>
          <table:table-cell office:value-type="float" office:value="9120" calcext:value-type="float">
            <text:p>9120</text:p>
          </table:table-cell>
          <table:table-cell office:value-type="float" office:value="9119" calcext:value-type="float">
            <text:p>9119</text:p>
          </table:table-cell>
          <table:table-cell office:value-type="float" office:value="9099" calcext:value-type="float">
            <text:p>9099</text:p>
          </table:table-cell>
          <table:table-cell office:value-type="float" office:value="9123" calcext:value-type="float">
            <text:p>9123</text:p>
          </table:table-cell>
          <table:table-cell office:value-type="float" office:value="9131" calcext:value-type="float">
            <text:p>9131</text:p>
          </table:table-cell>
          <table:table-cell office:value-type="float" office:value="9107" calcext:value-type="float">
            <text:p>9107</text:p>
          </table:table-cell>
          <table:table-cell office:value-type="float" office:value="9130" calcext:value-type="float">
            <text:p>9130</text:p>
          </table:table-cell>
          <table:table-cell office:value-type="float" office:value="9119" calcext:value-type="float">
            <text:p>9119</text:p>
          </table:table-cell>
          <table:table-cell office:value-type="float" office:value="9128" calcext:value-type="float">
            <text:p>9128</text:p>
          </table:table-cell>
          <table:table-cell office:value-type="float" office:value="9158" calcext:value-type="float">
            <text:p>9158</text:p>
          </table:table-cell>
          <table:table-cell office:value-type="float" office:value="9130" calcext:value-type="float">
            <text:p>9130</text:p>
          </table:table-cell>
          <table:table-cell office:value-type="float" office:value="9128" calcext:value-type="float">
            <text:p>9128</text:p>
          </table:table-cell>
          <table:table-cell table:number-columns-repeated="2" office:value-type="float" office:value="9115" calcext:value-type="float">
            <text:p>9115</text:p>
          </table:table-cell>
        </table:table-row>
        <table:table-row table:style-name="ro2">
          <table:table-cell table:style-name="ce2" office:value-type="float" office:value="27970" calcext:value-type="float">
            <text:p>27970</text:p>
          </table:table-cell>
          <table:table-cell office:value-type="float" office:value="10999" calcext:value-type="float">
            <text:p>10999</text:p>
          </table:table-cell>
          <table:table-cell office:value-type="float" office:value="11183" calcext:value-type="float">
            <text:p>11183</text:p>
          </table:table-cell>
          <table:table-cell office:value-type="float" office:value="11134" calcext:value-type="float">
            <text:p>11134</text:p>
          </table:table-cell>
          <table:table-cell table:number-columns-repeated="2" office:value-type="float" office:value="11176" calcext:value-type="float">
            <text:p>11176</text:p>
          </table:table-cell>
          <table:table-cell office:value-type="float" office:value="11199" calcext:value-type="float">
            <text:p>11199</text:p>
          </table:table-cell>
          <table:table-cell office:value-type="float" office:value="11154" calcext:value-type="float">
            <text:p>11154</text:p>
          </table:table-cell>
          <table:table-cell office:value-type="float" office:value="11165" calcext:value-type="float">
            <text:p>11165</text:p>
          </table:table-cell>
          <table:table-cell office:value-type="float" office:value="11209" calcext:value-type="float">
            <text:p>11209</text:p>
          </table:table-cell>
          <table:table-cell office:value-type="float" office:value="11165" calcext:value-type="float">
            <text:p>11165</text:p>
          </table:table-cell>
          <table:table-cell office:value-type="float" office:value="11166" calcext:value-type="float">
            <text:p>11166</text:p>
          </table:table-cell>
          <table:table-cell office:value-type="float" office:value="11161" calcext:value-type="float">
            <text:p>11161</text:p>
          </table:table-cell>
          <table:table-cell office:value-type="float" office:value="11178" calcext:value-type="float">
            <text:p>11178</text:p>
          </table:table-cell>
          <table:table-cell office:value-type="float" office:value="11158" calcext:value-type="float">
            <text:p>11158</text:p>
          </table:table-cell>
          <table:table-cell office:value-type="float" office:value="11160" calcext:value-type="float">
            <text:p>11160</text:p>
          </table:table-cell>
          <table:table-cell office:value-type="float" office:value="11165" calcext:value-type="float">
            <text:p>11165</text:p>
          </table:table-cell>
        </table:table-row>
        <table:table-row table:style-name="ro2">
          <table:table-cell table:style-name="ce2" office:value-type="float" office:value="31000" calcext:value-type="float">
            <text:p>3100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 office:value-type="float" office:value="230" calcext:value-type="float">
            <text:p>230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610" calcext:value-type="float">
            <text:p>610</text:p>
          </table:table-cell>
          <table:table-cell office:value-type="float" office:value="612" calcext:value-type="float">
            <text:p>612</text:p>
          </table:table-cell>
          <table:table-cell office:value-type="float" office:value="606" calcext:value-type="float">
            <text:p>606</text:p>
          </table:table-cell>
          <table:table-cell office:value-type="float" office:value="653" calcext:value-type="float">
            <text:p>653</text:p>
          </table:table-cell>
          <table:table-cell office:value-type="float" office:value="642" calcext:value-type="float">
            <text:p>642</text:p>
          </table:table-cell>
          <table:table-cell office:value-type="float" office:value="640" calcext:value-type="float">
            <text:p>640</text:p>
          </table:table-cell>
          <table:table-cell office:value-type="float" office:value="612" calcext:value-type="float">
            <text:p>612</text:p>
          </table:table-cell>
          <table:table-cell office:value-type="float" office:value="614" calcext:value-type="float">
            <text:p>614</text:p>
          </table:table-cell>
          <table:table-cell office:value-type="float" office:value="608" calcext:value-type="float">
            <text:p>608</text:p>
          </table:table-cell>
          <table:table-cell office:value-type="float" office:value="620" calcext:value-type="float">
            <text:p>620</text:p>
          </table:table-cell>
          <table:table-cell office:value-type="float" office:value="604" calcext:value-type="float">
            <text:p>604</text:p>
          </table:table-cell>
          <table:table-cell office:value-type="float" office:value="622" calcext:value-type="float">
            <text:p>622</text:p>
          </table:table-cell>
          <table:table-cell office:value-type="float" office:value="606" calcext:value-type="float">
            <text:p>606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number-columns-repeated="2"/>
          <table:table-cell office:value-type="float" office:value="1212" calcext:value-type="float">
            <text:p>1212</text:p>
          </table:table-cell>
          <table:table-cell office:value-type="float" office:value="1209" calcext:value-type="float">
            <text:p>1209</text:p>
          </table:table-cell>
          <table:table-cell office:value-type="float" office:value="1215" calcext:value-type="float">
            <text:p>1215</text:p>
          </table:table-cell>
          <table:table-cell office:value-type="float" office:value="1228" calcext:value-type="float">
            <text:p>1228</text:p>
          </table:table-cell>
          <table:table-cell office:value-type="float" office:value="1262" calcext:value-type="float">
            <text:p>1262</text:p>
          </table:table-cell>
          <table:table-cell office:value-type="float" office:value="1259" calcext:value-type="float">
            <text:p>1259</text:p>
          </table:table-cell>
          <table:table-cell office:value-type="float" office:value="1260" calcext:value-type="float">
            <text:p>1260</text:p>
          </table:table-cell>
          <table:table-cell office:value-type="float" office:value="1218" calcext:value-type="float">
            <text:p>1218</text:p>
          </table:table-cell>
          <table:table-cell office:value-type="float" office:value="1203" calcext:value-type="float">
            <text:p>1203</text:p>
          </table:table-cell>
          <table:table-cell office:value-type="float" office:value="1221" calcext:value-type="float">
            <text:p>1221</text:p>
          </table:table-cell>
          <table:table-cell office:value-type="float" office:value="1222" calcext:value-type="float">
            <text:p>1222</text:p>
          </table:table-cell>
          <table:table-cell office:value-type="float" office:value="1209" calcext:value-type="float">
            <text:p>1209</text:p>
          </table:table-cell>
          <table:table-cell office:value-type="float" office:value="1219" calcext:value-type="float">
            <text:p>1219</text:p>
          </table:table-cell>
          <table:table-cell office:value-type="float" office:value="1209" calcext:value-type="float">
            <text:p>1209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018" calcext:value-type="float">
            <text:p>2018</text:p>
          </table:table-cell>
          <table:table-cell office:value-type="float" office:value="2037" calcext:value-type="float">
            <text:p>2037</text:p>
          </table:table-cell>
          <table:table-cell office:value-type="float" office:value="2030" calcext:value-type="float">
            <text:p>2030</text:p>
          </table:table-cell>
          <table:table-cell office:value-type="float" office:value="2089" calcext:value-type="float">
            <text:p>2089</text:p>
          </table:table-cell>
          <table:table-cell office:value-type="float" office:value="2084" calcext:value-type="float">
            <text:p>2084</text:p>
          </table:table-cell>
          <table:table-cell office:value-type="float" office:value="2079" calcext:value-type="float">
            <text:p>2079</text:p>
          </table:table-cell>
          <table:table-cell office:value-type="float" office:value="2028" calcext:value-type="float">
            <text:p>2028</text:p>
          </table:table-cell>
          <table:table-cell office:value-type="float" office:value="2016" calcext:value-type="float">
            <text:p>2016</text:p>
          </table:table-cell>
          <table:table-cell office:value-type="float" office:value="2023" calcext:value-type="float">
            <text:p>2023</text:p>
          </table:table-cell>
          <table:table-cell office:value-type="float" office:value="2028" calcext:value-type="float">
            <text:p>2028</text:p>
          </table:table-cell>
          <table:table-cell office:value-type="float" office:value="2021" calcext:value-type="float">
            <text:p>2021</text:p>
          </table:table-cell>
          <table:table-cell office:value-type="float" office:value="2014" calcext:value-type="float">
            <text:p>2014</text:p>
          </table:table-cell>
          <table:table-cell office:value-type="float" office:value="2023" calcext:value-type="float">
            <text:p>2023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table:number-columns-repeated="2"/>
          <table:table-cell office:value-type="float" office:value="3027" calcext:value-type="float">
            <text:p>3027</text:p>
          </table:table-cell>
          <table:table-cell office:value-type="float" office:value="3047" calcext:value-type="float">
            <text:p>3047</text:p>
          </table:table-cell>
          <table:table-cell office:value-type="float" office:value="3044" calcext:value-type="float">
            <text:p>3044</text:p>
          </table:table-cell>
          <table:table-cell office:value-type="float" office:value="3035" calcext:value-type="float">
            <text:p>3035</text:p>
          </table:table-cell>
          <table:table-cell office:value-type="float" office:value="3102" calcext:value-type="float">
            <text:p>3102</text:p>
          </table:table-cell>
          <table:table-cell office:value-type="float" office:value="3119" calcext:value-type="float">
            <text:p>3119</text:p>
          </table:table-cell>
          <table:table-cell office:value-type="float" office:value="3124" calcext:value-type="float">
            <text:p>3124</text:p>
          </table:table-cell>
          <table:table-cell office:value-type="float" office:value="3059" calcext:value-type="float">
            <text:p>3059</text:p>
          </table:table-cell>
          <table:table-cell office:value-type="float" office:value="3051" calcext:value-type="float">
            <text:p>3051</text:p>
          </table:table-cell>
          <table:table-cell office:value-type="float" office:value="3043" calcext:value-type="float">
            <text:p>3043</text:p>
          </table:table-cell>
          <table:table-cell office:value-type="float" office:value="3029" calcext:value-type="float">
            <text:p>3029</text:p>
          </table:table-cell>
          <table:table-cell office:value-type="float" office:value="3063" calcext:value-type="float">
            <text:p>3063</text:p>
          </table:table-cell>
          <table:table-cell office:value-type="float" office:value="3037" calcext:value-type="float">
            <text:p>3037</text:p>
          </table:table-cell>
          <table:table-cell office:value-type="float" office:value="3034" calcext:value-type="float">
            <text:p>3034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table:number-columns-repeated="2"/>
          <table:table-cell office:value-type="float" office:value="4254" calcext:value-type="float">
            <text:p>4254</text:p>
          </table:table-cell>
          <table:table-cell office:value-type="float" office:value="4262" calcext:value-type="float">
            <text:p>4262</text:p>
          </table:table-cell>
          <table:table-cell office:value-type="float" office:value="4267" calcext:value-type="float">
            <text:p>4267</text:p>
          </table:table-cell>
          <table:table-cell office:value-type="float" office:value="4558" calcext:value-type="float">
            <text:p>4558</text:p>
          </table:table-cell>
          <table:table-cell office:value-type="float" office:value="4318" calcext:value-type="float">
            <text:p>4318</text:p>
          </table:table-cell>
          <table:table-cell office:value-type="float" office:value="4347" calcext:value-type="float">
            <text:p>4347</text:p>
          </table:table-cell>
          <table:table-cell office:value-type="float" office:value="4333" calcext:value-type="float">
            <text:p>4333</text:p>
          </table:table-cell>
          <table:table-cell office:value-type="float" office:value="4264" calcext:value-type="float">
            <text:p>4264</text:p>
          </table:table-cell>
          <table:table-cell office:value-type="float" office:value="4269" calcext:value-type="float">
            <text:p>4269</text:p>
          </table:table-cell>
          <table:table-cell office:value-type="float" office:value="4248" calcext:value-type="float">
            <text:p>4248</text:p>
          </table:table-cell>
          <table:table-cell office:value-type="float" office:value="4260" calcext:value-type="float">
            <text:p>4260</text:p>
          </table:table-cell>
          <table:table-cell office:value-type="float" office:value="4238" calcext:value-type="float">
            <text:p>4238</text:p>
          </table:table-cell>
          <table:table-cell office:value-type="float" office:value="4242" calcext:value-type="float">
            <text:p>4242</text:p>
          </table:table-cell>
          <table:table-cell office:value-type="float" office:value="4241" calcext:value-type="float">
            <text:p>4241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number-columns-repeated="2"/>
          <table:table-cell office:value-type="float" office:value="5679" calcext:value-type="float">
            <text:p>5679</text:p>
          </table:table-cell>
          <table:table-cell office:value-type="float" office:value="5701" calcext:value-type="float">
            <text:p>5701</text:p>
          </table:table-cell>
          <table:table-cell office:value-type="float" office:value="5687" calcext:value-type="float">
            <text:p>5687</text:p>
          </table:table-cell>
          <table:table-cell office:value-type="float" office:value="5660" calcext:value-type="float">
            <text:p>5660</text:p>
          </table:table-cell>
          <table:table-cell office:value-type="float" office:value="5732" calcext:value-type="float">
            <text:p>5732</text:p>
          </table:table-cell>
          <table:table-cell office:value-type="float" office:value="5807" calcext:value-type="float">
            <text:p>5807</text:p>
          </table:table-cell>
          <table:table-cell office:value-type="float" office:value="5819" calcext:value-type="float">
            <text:p>5819</text:p>
          </table:table-cell>
          <table:table-cell office:value-type="float" office:value="5996" calcext:value-type="float">
            <text:p>5996</text:p>
          </table:table-cell>
          <table:table-cell office:value-type="float" office:value="5686" calcext:value-type="float">
            <text:p>5686</text:p>
          </table:table-cell>
          <table:table-cell office:value-type="float" office:value="5679" calcext:value-type="float">
            <text:p>5679</text:p>
          </table:table-cell>
          <table:table-cell office:value-type="float" office:value="5658" calcext:value-type="float">
            <text:p>5658</text:p>
          </table:table-cell>
          <table:table-cell office:value-type="float" office:value="5654" calcext:value-type="float">
            <text:p>5654</text:p>
          </table:table-cell>
          <table:table-cell office:value-type="float" office:value="5679" calcext:value-type="float">
            <text:p>5679</text:p>
          </table:table-cell>
          <table:table-cell office:value-type="float" office:value="5675" calcext:value-type="float">
            <text:p>5675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table:number-columns-repeated="2"/>
          <table:table-cell office:value-type="float" office:value="7294" calcext:value-type="float">
            <text:p>7294</text:p>
          </table:table-cell>
          <table:table-cell office:value-type="float" office:value="7319" calcext:value-type="float">
            <text:p>7319</text:p>
          </table:table-cell>
          <table:table-cell office:value-type="float" office:value="7293" calcext:value-type="float">
            <text:p>7293</text:p>
          </table:table-cell>
          <table:table-cell office:value-type="float" office:value="7305" calcext:value-type="float">
            <text:p>7305</text:p>
          </table:table-cell>
          <table:table-cell office:value-type="float" office:value="7339" calcext:value-type="float">
            <text:p>7339</text:p>
          </table:table-cell>
          <table:table-cell office:value-type="float" office:value="7416" calcext:value-type="float">
            <text:p>7416</text:p>
          </table:table-cell>
          <table:table-cell office:value-type="float" office:value="7408" calcext:value-type="float">
            <text:p>7408</text:p>
          </table:table-cell>
          <table:table-cell office:value-type="float" office:value="7323" calcext:value-type="float">
            <text:p>7323</text:p>
          </table:table-cell>
          <table:table-cell office:value-type="float" office:value="7296" calcext:value-type="float">
            <text:p>7296</text:p>
          </table:table-cell>
          <table:table-cell office:value-type="float" office:value="7295" calcext:value-type="float">
            <text:p>7295</text:p>
          </table:table-cell>
          <table:table-cell office:value-type="float" office:value="7284" calcext:value-type="float">
            <text:p>7284</text:p>
          </table:table-cell>
          <table:table-cell office:value-type="float" office:value="7323" calcext:value-type="float">
            <text:p>7323</text:p>
          </table:table-cell>
          <table:table-cell office:value-type="float" office:value="7302" calcext:value-type="float">
            <text:p>7302</text:p>
          </table:table-cell>
          <table:table-cell office:value-type="float" office:value="7279" calcext:value-type="float">
            <text:p>7279</text:p>
          </table:table-cell>
          <table:table-cell office:value-type="float" office:value="7313" calcext:value-type="float">
            <text:p>7313</text:p>
          </table:table-cell>
        </table:table-row>
        <table:table-row table:style-name="ro1">
          <table:table-cell table:number-columns-repeated="2"/>
          <table:table-cell office:value-type="float" office:value="9164" calcext:value-type="float">
            <text:p>9164</text:p>
          </table:table-cell>
          <table:table-cell office:value-type="float" office:value="9167" calcext:value-type="float">
            <text:p>9167</text:p>
          </table:table-cell>
          <table:table-cell office:value-type="float" office:value="9152" calcext:value-type="float">
            <text:p>9152</text:p>
          </table:table-cell>
          <table:table-cell office:value-type="float" office:value="9138" calcext:value-type="float">
            <text:p>9138</text:p>
          </table:table-cell>
          <table:table-cell office:value-type="float" office:value="9171" calcext:value-type="float">
            <text:p>9171</text:p>
          </table:table-cell>
          <table:table-cell office:value-type="float" office:value="9252" calcext:value-type="float">
            <text:p>9252</text:p>
          </table:table-cell>
          <table:table-cell office:value-type="float" office:value="9253" calcext:value-type="float">
            <text:p>9253</text:p>
          </table:table-cell>
          <table:table-cell office:value-type="float" office:value="9156" calcext:value-type="float">
            <text:p>9156</text:p>
          </table:table-cell>
          <table:table-cell office:value-type="float" office:value="9118" calcext:value-type="float">
            <text:p>9118</text:p>
          </table:table-cell>
          <table:table-cell office:value-type="float" office:value="9124" calcext:value-type="float">
            <text:p>9124</text:p>
          </table:table-cell>
          <table:table-cell office:value-type="float" office:value="9114" calcext:value-type="float">
            <text:p>9114</text:p>
          </table:table-cell>
          <table:table-cell office:value-type="float" office:value="9105" calcext:value-type="float">
            <text:p>9105</text:p>
          </table:table-cell>
          <table:table-cell office:value-type="float" office:value="9111" calcext:value-type="float">
            <text:p>9111</text:p>
          </table:table-cell>
          <table:table-cell office:value-type="float" office:value="9116" calcext:value-type="float">
            <text:p>9116</text:p>
          </table:table-cell>
          <table:table-cell office:value-type="float" office:value="9115" calcext:value-type="float">
            <text:p>9115</text:p>
          </table:table-cell>
        </table:table-row>
        <table:table-row table:style-name="ro1"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1166" calcext:value-type="float">
            <text:p>11166</text:p>
          </table:table-cell>
          <table:table-cell office:value-type="float" office:value="11210" calcext:value-type="float">
            <text:p>11210</text:p>
          </table:table-cell>
          <table:table-cell office:value-type="float" office:value="11162" calcext:value-type="float">
            <text:p>11162</text:p>
          </table:table-cell>
          <table:table-cell office:value-type="float" office:value="11237" calcext:value-type="float">
            <text:p>11237</text:p>
          </table:table-cell>
          <table:table-cell office:value-type="float" office:value="11328" calcext:value-type="float">
            <text:p>11328</text:p>
          </table:table-cell>
          <table:table-cell office:value-type="float" office:value="11333" calcext:value-type="float">
            <text:p>11333</text:p>
          </table:table-cell>
          <table:table-cell office:value-type="float" office:value="11204" calcext:value-type="float">
            <text:p>11204</text:p>
          </table:table-cell>
          <table:table-cell office:value-type="float" office:value="11203" calcext:value-type="float">
            <text:p>11203</text:p>
          </table:table-cell>
          <table:table-cell office:value-type="float" office:value="11150" calcext:value-type="float">
            <text:p>11150</text:p>
          </table:table-cell>
          <table:table-cell office:value-type="float" office:value="11189" calcext:value-type="float">
            <text:p>11189</text:p>
          </table:table-cell>
          <table:table-cell office:value-type="float" office:value="11179" calcext:value-type="float">
            <text:p>11179</text:p>
          </table:table-cell>
          <table:table-cell office:value-type="float" office:value="11182" calcext:value-type="float">
            <text:p>11182</text:p>
          </table:table-cell>
          <table:table-cell office:value-type="float" office:value="11168" calcext:value-type="float">
            <text:p>11168</text:p>
          </table:table-cell>
          <table:table-cell office:value-type="float" office:value="11158" calcext:value-type="float">
            <text:p>11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.00.0000</text:date>, <text:time style:data-style-name="N2" text:time-value="23:56:23.5419803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46:00.963170114</meta:creation-date>
    <dc:date>2019-10-26T23:57:31.553162086</dc:date>
    <meta:editing-duration>PT7H3M28S</meta:editing-duration>
    <meta:editing-cycles>24</meta:editing-cycles>
    <meta:generator>LibreOffice/6.0.7.3$Linux_X86_64 LibreOffice_project/00m0$Build-3</meta:generator>
    <meta:document-statistic meta:table-count="6" meta:cell-count="2386" meta:object-count="8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700" chart:maximum="31000" chart:origin="0" chart:interval-major="303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2200" chart:origin="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3:Лист1.F13 Лист1.B2:Лист1.F2" chart:data-source-has-labels="row" svg:x="1.475cm" svg:y="0.18cm" svg:width="14.205cm" svg:height="7.515cm">
          <chartooo:coordinate-region svg:x="2.361cm" svg:y="0.407cm" svg:width="12.576cm" svg:height="6.588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3:Лист1.B13" chart:label-cell-address="Лист1.B2:Лист1.B2" chart:class="chart:scatter">
            <chart:domain table:cell-range-address="Лист1.A3:Лист1.A13"/>
            <chart:data-point chart:repeated="11"/>
          </chart:series>
          <chart:series chart:style-name="ch10" chart:values-cell-range-address="Лист1.C3:Лист1.C13" chart:label-cell-address="Лист1.C2:Лист1.C2" chart:class="chart:scatter">
            <chart:data-point chart:repeated="11"/>
          </chart:series>
          <chart:series chart:style-name="ch11" chart:values-cell-range-address="Лист1.D3:Лист1.D13" chart:label-cell-address="Лист1.D2:Лист1.D2" chart:class="chart:scatter">
            <chart:data-point chart:repeated="11"/>
          </chart:series>
          <chart:series chart:style-name="ch12" chart:values-cell-range-address="Лист1.E3:Лист1.E13" chart:label-cell-address="Лист1.E2:Лист1.E2" chart:class="chart:scatter">
            <chart:data-point chart:repeated="11"/>
          </chart:series>
          <chart:series chart:style-name="ch13" chart:values-cell-range-address="Лист1.F3:Лист1.F13" chart:label-cell-address="Лист1.F2:Лист1.F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1-seq</text:p>
                <draw:g>
                  <svg:desc>Лист1.B2:Лист1.B2</svg:desc>
                </draw:g>
              </table:table-cell>
              <table:table-cell office:value-type="string">
                <text:p>lab1-par-1</text:p>
                <draw:g>
                  <svg:desc>Лист1.C2:Лист1.C2</svg:desc>
                </draw:g>
              </table:table-cell>
              <table:table-cell office:value-type="string">
                <text:p>lab1-par-2</text:p>
                <draw:g>
                  <svg:desc>Лист1.D2:Лист1.D2</svg:desc>
                </draw:g>
              </table:table-cell>
              <table:table-cell office:value-type="string">
                <text:p>lab1-par-4</text:p>
                <draw:g>
                  <svg:desc>Лист1.E2:Лист1.E2</svg:desc>
                </draw:g>
              </table:table-cell>
              <table:table-cell office:value-type="string">
                <text:p>lab1-par-6</text:p>
                <draw:g>
                  <svg:desc>Лист1.F2:Лист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Лист1.A3:Лист1.A13</svg:desc>
                </draw:g>
              </table:table-cell>
              <table:table-cell office:value-type="float" office:value="13">
                <text:p>13</text:p>
                <draw:g>
                  <svg:desc>Лист1.B3:Лист1.B13</svg:desc>
                </draw:g>
              </table:table-cell>
              <table:table-cell office:value-type="float" office:value="6">
                <text:p>6</text:p>
                <draw:g>
                  <svg:desc>Лист1.C3:Лист1.C13</svg:desc>
                </draw:g>
              </table:table-cell>
              <table:table-cell office:value-type="float" office:value="6">
                <text:p>6</text:p>
                <draw:g>
                  <svg:desc>Лист1.D3:Лист1.D13</svg:desc>
                </draw:g>
              </table:table-cell>
              <table:table-cell office:value-type="float" office:value="5">
                <text:p>5</text:p>
                <draw:g>
                  <svg:desc>Лист1.E3:Лист1.E13</svg:desc>
                </draw:g>
              </table:table-cell>
              <table:table-cell office:value-type="float" office:value="6">
                <text:p>6</text:p>
                <draw:g>
                  <svg:desc>Лист1.F3:Лист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00" chart:maximum="23500" chart:origin="0" chart:interval-major="2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4100" chart:origin="0" chart:interval-major="41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26:Лист1.F36 Лист1.B25:Лист1.F25" chart:data-source-has-labels="row" svg:x="1.475cm" svg:y="0.18cm" svg:width="14.205cm" svg:height="7.515cm">
          <chartooo:coordinate-region svg:x="2.361cm" svg:y="0.406cm" svg:width="12.577cm" svg:height="6.589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26:Лист1.B36" chart:label-cell-address="Лист1.B25:Лист1.B25" chart:class="chart:scatter">
            <chart:domain table:cell-range-address="Лист1.A26:Лист1.A36"/>
            <chart:data-point chart:repeated="11"/>
          </chart:series>
          <chart:series chart:style-name="ch10" chart:values-cell-range-address="Лист1.C26:Лист1.C36" chart:label-cell-address="Лист1.C25:Лист1.C25" chart:class="chart:scatter">
            <chart:data-point chart:repeated="11"/>
          </chart:series>
          <chart:series chart:style-name="ch11" chart:values-cell-range-address="Лист1.D26:Лист1.D36" chart:label-cell-address="Лист1.D25:Лист1.D25" chart:class="chart:scatter">
            <chart:data-point chart:repeated="11"/>
          </chart:series>
          <chart:series chart:style-name="ch12" chart:values-cell-range-address="Лист1.E26:Лист1.E36" chart:label-cell-address="Лист1.E25:Лист1.E25" chart:class="chart:scatter">
            <chart:data-point chart:repeated="11"/>
          </chart:series>
          <chart:series chart:style-name="ch13" chart:values-cell-range-address="Лист1.F26:Лист1.F36" chart:label-cell-address="Лист1.F25:Лист1.F25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1-seq-icc</text:p>
                <draw:g>
                  <svg:desc>Лист1.B25:Лист1.B25</svg:desc>
                </draw:g>
              </table:table-cell>
              <table:table-cell office:value-type="string">
                <text:p>lab1-par-1-icc</text:p>
                <draw:g>
                  <svg:desc>Лист1.C25:Лист1.C25</svg:desc>
                </draw:g>
              </table:table-cell>
              <table:table-cell office:value-type="string">
                <text:p>lab1-par-2-icc</text:p>
                <draw:g>
                  <svg:desc>Лист1.D25:Лист1.D25</svg:desc>
                </draw:g>
              </table:table-cell>
              <table:table-cell office:value-type="string">
                <text:p>lab1-par-4-icc</text:p>
                <draw:g>
                  <svg:desc>Лист1.E25:Лист1.E25</svg:desc>
                </draw:g>
              </table:table-cell>
              <table:table-cell office:value-type="string">
                <text:p>lab1-par-6-icc</text:p>
                <draw:g>
                  <svg:desc>Лист1.F25:Лист1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Лист1.A26:Лист1.A36</svg:desc>
                </draw:g>
              </table:table-cell>
              <table:table-cell office:value-type="float" office:value="19">
                <text:p>19</text:p>
                <draw:g>
                  <svg:desc>Лист1.B26:Лист1.B36</svg:desc>
                </draw:g>
              </table:table-cell>
              <table:table-cell office:value-type="float" office:value="31">
                <text:p>31</text:p>
                <draw:g>
                  <svg:desc>Лист1.C26:Лист1.C36</svg:desc>
                </draw:g>
              </table:table-cell>
              <table:table-cell office:value-type="float" office:value="36">
                <text:p>36</text:p>
                <draw:g>
                  <svg:desc>Лист1.D26:Лист1.D36</svg:desc>
                </draw:g>
              </table:table-cell>
              <table:table-cell office:value-type="float" office:value="34">
                <text:p>34</text:p>
                <draw:g>
                  <svg:desc>Лист1.E26:Лист1.E36</svg:desc>
                </draw:g>
              </table:table-cell>
              <table:table-cell office:value-type="float" office:value="30">
                <text:p>30</text:p>
                <draw:g>
                  <svg:desc>Лист1.F26:Лист1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0">
                <text:p>3700</text:p>
              </table:table-cell>
              <table:table-cell office:value-type="float" office:value="65">
                <text:p>65</text:p>
              </table:table-cell>
              <table:table-cell office:value-type="float" office:value="119">
                <text:p>119</text:p>
              </table:table-cell>
              <table:table-cell office:value-type="float" office:value="155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00">
                <text:p>5900</text:p>
              </table:table-cell>
              <table:table-cell office:value-type="float" office:value="143">
                <text:p>143</text:p>
              </table:table-cell>
              <table:table-cell office:value-type="float" office:value="287">
                <text:p>287</text:p>
              </table:table-cell>
              <table:table-cell office:value-type="float" office:value="313">
                <text:p>313</text:p>
              </table:table-cell>
              <table:table-cell office:value-type="float" office:value="296">
                <text:p>29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0">
                <text:p>8100</text:p>
              </table:table-cell>
              <table:table-cell office:value-type="float" office:value="259">
                <text:p>259</text:p>
              </table:table-cell>
              <table:table-cell office:value-type="float" office:value="524">
                <text:p>524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0">
                <text:p>10300</text:p>
              </table:table-cell>
              <table:table-cell office:value-type="float" office:value="409">
                <text:p>409</text:p>
              </table:table-cell>
              <table:table-cell office:value-type="float" office:value="842">
                <text:p>842</text:p>
              </table:table-cell>
              <table:table-cell office:value-type="float" office:value="787">
                <text:p>787</text:p>
              </table:table-cell>
              <table:table-cell office:value-type="float" office:value="784">
                <text:p>78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">
                <text:p>12500</text:p>
              </table:table-cell>
              <table:table-cell office:value-type="float" office:value="608">
                <text:p>608</text:p>
              </table:table-cell>
              <table:table-cell office:value-type="float" office:value="1183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1153">
                <text:p>115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0">
                <text:p>14700</text:p>
              </table:table-cell>
              <table:table-cell office:value-type="float" office:value="823">
                <text:p>823</text:p>
              </table:table-cell>
              <table:table-cell office:value-type="float" office:value="1625">
                <text:p>1625</text:p>
              </table:table-cell>
              <table:table-cell office:value-type="float" office:value="1553">
                <text:p>1553</text:p>
              </table:table-cell>
              <table:table-cell office:value-type="float" office:value="1533">
                <text:p>1533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00">
                <text:p>16900</text:p>
              </table:table-cell>
              <table:table-cell office:value-type="float" office:value="1100">
                <text:p>1100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  <table:table-cell office:value-type="float" office:value="2009">
                <text:p>200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00">
                <text:p>19100</text:p>
              </table:table-cell>
              <table:table-cell office:value-type="float" office:value="1393">
                <text:p>1393</text:p>
              </table:table-cell>
              <table:table-cell office:value-type="float" office:value="2681">
                <text:p>2681</text:p>
              </table:table-cell>
              <table:table-cell office:value-type="float" office:value="2612">
                <text:p>2612</text:p>
              </table:table-cell>
              <table:table-cell office:value-type="float" office:value="2520">
                <text:p>2520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00">
                <text:p>21300</text:p>
              </table:table-cell>
              <table:table-cell office:value-type="float" office:value="1718">
                <text:p>1718</text:p>
              </table:table-cell>
              <table:table-cell office:value-type="float" office:value="3290">
                <text:p>3290</text:p>
              </table:table-cell>
              <table:table-cell office:value-type="float" office:value="3211">
                <text:p>3211</text:p>
              </table:table-cell>
              <table:table-cell office:value-type="float" office:value="3127">
                <text:p>3127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00">
                <text:p>23500</text:p>
              </table:table-cell>
              <table:table-cell office:value-type="float" office:value="2052">
                <text:p>2052</text:p>
              </table:table-cell>
              <table:table-cell office:value-type="float" office:value="4077">
                <text:p>4077</text:p>
              </table:table-cell>
              <table:table-cell office:value-type="float" office:value="4025">
                <text:p>4025</text:p>
              </table:table-cell>
              <table:table-cell office:value-type="float" office:value="3995">
                <text:p>3995</text:p>
              </table:table-cell>
              <table:table-cell office:value-type="float" office:value="3977">
                <text:p>39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00" chart:maximum="23500" chart:origin="0" chart:interval-major="2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4100" chart:origin="0" chart:interval-major="41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49:Лист1.F59 Лист1.B48:Лист1.F48" chart:data-source-has-labels="row" svg:x="1.475cm" svg:y="0.18cm" svg:width="14.205cm" svg:height="7.515cm">
          <chartooo:coordinate-region svg:x="2.361cm" svg:y="0.406cm" svg:width="12.577cm" svg:height="6.589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49:Лист1.B59" chart:label-cell-address="Лист1.B48:Лист1.B48" chart:class="chart:scatter">
            <chart:domain table:cell-range-address="Лист1.A49:Лист1.A59"/>
            <chart:data-point chart:repeated="11"/>
          </chart:series>
          <chart:series chart:style-name="ch10" chart:values-cell-range-address="Лист1.C49:Лист1.C59" chart:label-cell-address="Лист1.C48:Лист1.C48" chart:class="chart:scatter">
            <chart:data-point chart:repeated="11"/>
          </chart:series>
          <chart:series chart:style-name="ch11" chart:values-cell-range-address="Лист1.D49:Лист1.D59" chart:label-cell-address="Лист1.D48:Лист1.D48" chart:class="chart:scatter">
            <chart:data-point chart:repeated="11"/>
          </chart:series>
          <chart:series chart:style-name="ch12" chart:values-cell-range-address="Лист1.E49:Лист1.E59" chart:label-cell-address="Лист1.E48:Лист1.E48" chart:class="chart:scatter">
            <chart:data-point chart:repeated="11"/>
          </chart:series>
          <chart:series chart:style-name="ch13" chart:values-cell-range-address="Лист1.F49:Лист1.F59" chart:label-cell-address="Лист1.F48:Лист1.F48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1-seq-icc</text:p>
                <draw:g>
                  <svg:desc>Лист1.B48:Лист1.B48</svg:desc>
                </draw:g>
              </table:table-cell>
              <table:table-cell office:value-type="string">
                <text:p>lab1-par-1-icc</text:p>
                <draw:g>
                  <svg:desc>Лист1.C48:Лист1.C48</svg:desc>
                </draw:g>
              </table:table-cell>
              <table:table-cell office:value-type="string">
                <text:p>lab1-par-2-icc</text:p>
                <draw:g>
                  <svg:desc>Лист1.D48:Лист1.D48</svg:desc>
                </draw:g>
              </table:table-cell>
              <table:table-cell office:value-type="string">
                <text:p>lab1-par-4-icc</text:p>
                <draw:g>
                  <svg:desc>Лист1.E48:Лист1.E48</svg:desc>
                </draw:g>
              </table:table-cell>
              <table:table-cell office:value-type="string">
                <text:p>lab1-par-6-icc</text:p>
                <draw:g>
                  <svg:desc>Лист1.F48:Лист1.F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Лист1.A49:Лист1.A59</svg:desc>
                </draw:g>
              </table:table-cell>
              <table:table-cell office:value-type="float" office:value="16">
                <text:p>16</text:p>
                <draw:g>
                  <svg:desc>Лист1.B49:Лист1.B59</svg:desc>
                </draw:g>
              </table:table-cell>
              <table:table-cell office:value-type="float" office:value="30">
                <text:p>30</text:p>
                <draw:g>
                  <svg:desc>Лист1.C49:Лист1.C59</svg:desc>
                </draw:g>
              </table:table-cell>
              <table:table-cell office:value-type="float" office:value="31">
                <text:p>31</text:p>
                <draw:g>
                  <svg:desc>Лист1.D49:Лист1.D59</svg:desc>
                </draw:g>
              </table:table-cell>
              <table:table-cell office:value-type="float" office:value="30">
                <text:p>30</text:p>
                <draw:g>
                  <svg:desc>Лист1.E49:Лист1.E59</svg:desc>
                </draw:g>
              </table:table-cell>
              <table:table-cell office:value-type="float" office:value="29">
                <text:p>29</text:p>
                <draw:g>
                  <svg:desc>Лист1.F49:Лист1.F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0">
                <text:p>3700</text:p>
              </table:table-cell>
              <table:table-cell office:value-type="float" office:value="63">
                <text:p>63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00">
                <text:p>5900</text:p>
              </table:table-cell>
              <table:table-cell office:value-type="float" office:value="145">
                <text:p>145</text:p>
              </table:table-cell>
              <table:table-cell office:value-type="float" office:value="261">
                <text:p>261</text:p>
              </table:table-cell>
              <table:table-cell office:value-type="float" office:value="283">
                <text:p>283</text:p>
              </table:table-cell>
              <table:table-cell office:value-type="float" office:value="296">
                <text:p>29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0">
                <text:p>8100</text:p>
              </table:table-cell>
              <table:table-cell office:value-type="float" office:value="269">
                <text:p>269</text:p>
              </table:table-cell>
              <table:table-cell office:value-type="float" office:value="476">
                <text:p>476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0">
                <text:p>10300</text:p>
              </table:table-cell>
              <table:table-cell office:value-type="float" office:value="416">
                <text:p>416</text:p>
              </table:table-cell>
              <table:table-cell office:value-type="float" office:value="758">
                <text:p>758</text:p>
              </table:table-cell>
              <table:table-cell office:value-type="float" office:value="801">
                <text:p>801</text:p>
              </table:table-cell>
              <table:table-cell office:value-type="float" office:value="789">
                <text:p>78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">
                <text:p>12500</text:p>
              </table:table-cell>
              <table:table-cell office:value-type="float" office:value="616">
                <text:p>616</text:p>
              </table:table-cell>
              <table:table-cell office:value-type="float" office:value="1095">
                <text:p>1095</text:p>
              </table:table-cell>
              <table:table-cell office:value-type="float" office:value="1149">
                <text:p>1149</text:p>
              </table:table-cell>
              <table:table-cell office:value-type="float" office:value="1158">
                <text:p>1158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0">
                <text:p>14700</text:p>
              </table:table-cell>
              <table:table-cell office:value-type="float" office:value="821">
                <text:p>821</text:p>
              </table:table-cell>
              <table:table-cell office:value-type="float" office:value="1520">
                <text:p>1520</text:p>
              </table:table-cell>
              <table:table-cell office:value-type="float" office:value="1578">
                <text:p>1578</text:p>
              </table:table-cell>
              <table:table-cell office:value-type="float" office:value="1583">
                <text:p>158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00">
                <text:p>16900</text:p>
              </table:table-cell>
              <table:table-cell office:value-type="float" office:value="1082">
                <text:p>1082</text:p>
              </table:table-cell>
              <table:table-cell office:value-type="float" office:value="2021">
                <text:p>2021</text:p>
              </table:table-cell>
              <table:table-cell office:value-type="float" office:value="2088">
                <text:p>2088</text:p>
              </table:table-cell>
              <table:table-cell office:value-type="float" office:value="2071">
                <text:p>207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00">
                <text:p>19100</text:p>
              </table:table-cell>
              <table:table-cell office:value-type="float" office:value="1398">
                <text:p>1398</text:p>
              </table:table-cell>
              <table:table-cell office:value-type="float" office:value="2580">
                <text:p>2580</text:p>
              </table:table-cell>
              <table:table-cell office:value-type="float" office:value="2635">
                <text:p>2635</text:p>
              </table:table-cell>
              <table:table-cell office:value-type="float" office:value="2632">
                <text:p>2632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00">
                <text:p>21300</text:p>
              </table:table-cell>
              <table:table-cell office:value-type="float" office:value="1701">
                <text:p>1701</text:p>
              </table:table-cell>
              <table:table-cell office:value-type="float" office:value="3195">
                <text:p>3195</text:p>
              </table:table-cell>
              <table:table-cell office:value-type="float" office:value="3271">
                <text:p>3271</text:p>
              </table:table-cell>
              <table:table-cell office:value-type="float" office:value="3266">
                <text:p>3266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00">
                <text:p>23500</text:p>
              </table:table-cell>
              <table:table-cell office:value-type="float" office:value="2108">
                <text:p>2108</text:p>
              </table:table-cell>
              <table:table-cell office:value-type="float" office:value="3911">
                <text:p>3911</text:p>
              </table:table-cell>
              <table:table-cell office:value-type="float" office:value="3936">
                <text:p>3936</text:p>
              </table:table-cell>
              <table:table-cell office:value-type="float" office:value="3929">
                <text:p>3929</text:p>
              </table:table-cell>
              <table:table-cell office:value-type="float" office:value="3939">
                <text:p>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700" chart:maximum="31000" chart:origin="0" chart:interval-major="303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3500" chart:origin="0" chart:interval-major="1227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 4 5 6 7 8 9" chart:style-name="ch1">
        <chart:legend svg:x="2.596cm" svg:y="0.44cm" style:legend-expansion="custom" chartooo:width="4.002cm" chartooo:height="4.308cm" style:legend-expansion-aspect-ratio="0.928969359331476" chart:style-name="ch2"/>
        <chart:plot-area chart:style-name="ch3" table:cell-range-address="Лист3.A3:Лист3.K13 Лист3.B2:Лист3.K2" chart:data-source-has-labels="both" svg:x="0.945cm" svg:y="0.18cm" svg:width="14.522cm" svg:height="7.967cm">
          <chartooo:coordinate-region svg:x="2.254cm" svg:y="0.405cm" svg:width="12.683cm" svg:height="7.042cm"/>
          <chart:axis chart:dimension="x" chart:name="primary-x" chart:style-name="ch4" chartooo:axis-type="auto">
            <chart:title svg:x="7.971cm" svg:y="8.296cm" chart:style-name="ch5">
              <text:p>N</text:p>
            </chart:title>
            <chart:categories table:cell-range-address="Лист3.A3:Лист3.A13"/>
            <chart:grid chart:style-name="ch6" chart:class="major"/>
          </chart:axis>
          <chart:axis chart:dimension="y" chart:name="primary-y" chart:style-name="ch7">
            <chart:title svg:x="0cm" svg:y="4.636cm" chart:style-name="ch8">
              <text:p>t, ms</text:p>
            </chart:title>
            <chart:grid chart:style-name="ch6" chart:class="major"/>
          </chart:axis>
          <chart:series chart:style-name="ch9" chart:values-cell-range-address="Лист3.B3:Лист3.B13" chart:label-cell-address="Лист3.B2:Лист3.B2" chart:class="chart:scatter">
            <chart:domain table:cell-range-address="Лист3.A3:Лист3.A13"/>
            <chart:data-point chart:repeated="11"/>
          </chart:series>
          <chart:series chart:style-name="ch10" chart:values-cell-range-address="Лист3.C3:Лист3.C13" chart:label-cell-address="Лист3.C2:Лист3.C2" chart:class="chart:scatter">
            <chart:data-point chart:repeated="11"/>
          </chart:series>
          <chart:series chart:style-name="ch11" chart:values-cell-range-address="Лист3.D3:Лист3.D13" chart:label-cell-address="Лист3.D2:Лист3.D2" chart:class="chart:scatter">
            <chart:data-point chart:repeated="11"/>
          </chart:series>
          <chart:series chart:style-name="ch12" chart:values-cell-range-address="Лист3.E3:Лист3.E13" chart:label-cell-address="Лист3.E2:Лист3.E2" chart:class="chart:scatter">
            <chart:data-point chart:repeated="11"/>
          </chart:series>
          <chart:series chart:style-name="ch13" chart:values-cell-range-address="Лист3.F3:Лист3.F13" chart:label-cell-address="Лист3.F2:Лист3.F2" chart:class="chart:scatter">
            <chart:data-point chart:repeated="11"/>
          </chart:series>
          <chart:series chart:style-name="ch14" chart:values-cell-range-address="Лист3.G3:Лист3.G13" chart:label-cell-address="Лист3.G2:Лист3.G2" chart:class="chart:scatter">
            <chart:data-point chart:repeated="11"/>
          </chart:series>
          <chart:series chart:style-name="ch15" chart:values-cell-range-address="Лист3.H3:Лист3.H13" chart:label-cell-address="Лист3.H2:Лист3.H2" chart:class="chart:scatter">
            <chart:data-point chart:repeated="11"/>
          </chart:series>
          <chart:series chart:style-name="ch16" chart:values-cell-range-address="Лист3.I3:Лист3.I13" chart:label-cell-address="Лист3.I2:Лист3.I2" chart:class="chart:scatter">
            <chart:data-point chart:repeated="11"/>
          </chart:series>
          <chart:series chart:style-name="ch17" chart:values-cell-range-address="Лист3.J3:Лист3.J13" chart:label-cell-address="Лист3.J2:Лист3.J2" chart:class="chart:scatter">
            <chart:data-point chart:repeated="11"/>
          </chart:series>
          <chart:series chart:style-name="ch18" chart:values-cell-range-address="Лист3.K3:Лист3.K13" chart:label-cell-address="Лист3.K2:Лист3.K2" chart:class="chart:scatter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1-seq</text:p>
                <draw:g>
                  <svg:desc>Лист3.B2:Лист3.B2</svg:desc>
                </draw:g>
              </table:table-cell>
              <table:table-cell office:value-type="string">
                <text:p>lab1-par-1</text:p>
                <draw:g>
                  <svg:desc>Лист3.C2:Лист3.C2</svg:desc>
                </draw:g>
              </table:table-cell>
              <table:table-cell office:value-type="string">
                <text:p>lab1-par-2</text:p>
                <draw:g>
                  <svg:desc>Лист3.D2:Лист3.D2</svg:desc>
                </draw:g>
              </table:table-cell>
              <table:table-cell office:value-type="string">
                <text:p>lab1-par-4</text:p>
                <draw:g>
                  <svg:desc>Лист3.E2:Лист3.E2</svg:desc>
                </draw:g>
              </table:table-cell>
              <table:table-cell office:value-type="string">
                <text:p>lab1-par-6</text:p>
                <draw:g>
                  <svg:desc>Лист3.F2:Лист3.F2</svg:desc>
                </draw:g>
              </table:table-cell>
              <table:table-cell office:value-type="string">
                <text:p>lab2-seq</text:p>
                <draw:g>
                  <svg:desc>Лист3.G2:Лист3.G2</svg:desc>
                </draw:g>
              </table:table-cell>
              <table:table-cell office:value-type="string">
                <text:p>lab2-2</text:p>
                <draw:g>
                  <svg:desc>Лист3.H2:Лист3.H2</svg:desc>
                </draw:g>
              </table:table-cell>
              <table:table-cell office:value-type="string">
                <text:p>Lab2-3</text:p>
                <draw:g>
                  <svg:desc>Лист3.I2:Лист3.I2</svg:desc>
                </draw:g>
              </table:table-cell>
              <table:table-cell office:value-type="string">
                <text:p>Lab2-4</text:p>
                <draw:g>
                  <svg:desc>Лист3.J2:Лист3.J2</svg:desc>
                </draw:g>
              </table:table-cell>
              <table:table-cell office:value-type="string">
                <text:p>lab2_wout_sort</text:p>
                <draw:g>
                  <svg:desc>Лист3.K2:Лист3.K2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Лист3.A3:Лист3.A13</svg:desc>
                </draw:g>
              </table:table-cell>
              <table:table-cell office:value-type="float" office:value="700">
                <text:p>700</text:p>
                <draw:g>
                  <svg:desc>Лист3.A3:Лист3.A13</svg:desc>
                </draw:g>
              </table:table-cell>
              <table:table-cell office:value-type="float" office:value="13">
                <text:p>13</text:p>
                <draw:g>
                  <svg:desc>Лист3.B3:Лист3.B13</svg:desc>
                </draw:g>
              </table:table-cell>
              <table:table-cell office:value-type="float" office:value="6">
                <text:p>6</text:p>
                <draw:g>
                  <svg:desc>Лист3.C3:Лист3.C13</svg:desc>
                </draw:g>
              </table:table-cell>
              <table:table-cell office:value-type="float" office:value="6">
                <text:p>6</text:p>
                <draw:g>
                  <svg:desc>Лист3.D3:Лист3.D13</svg:desc>
                </draw:g>
              </table:table-cell>
              <table:table-cell office:value-type="float" office:value="5">
                <text:p>5</text:p>
                <draw:g>
                  <svg:desc>Лист3.E3:Лист3.E13</svg:desc>
                </draw:g>
              </table:table-cell>
              <table:table-cell office:value-type="float" office:value="6">
                <text:p>6</text:p>
                <draw:g>
                  <svg:desc>Лист3.F3:Лист3.F13</svg:desc>
                </draw:g>
              </table:table-cell>
              <table:table-cell office:value-type="float" office:value="16">
                <text:p>16</text:p>
                <draw:g>
                  <svg:desc>Лист3.G3:Лист3.G13</svg:desc>
                </draw:g>
              </table:table-cell>
              <table:table-cell office:value-type="float" office:value="17">
                <text:p>17</text:p>
                <draw:g>
                  <svg:desc>Лист3.H3:Лист3.H13</svg:desc>
                </draw:g>
              </table:table-cell>
              <table:table-cell office:value-type="float" office:value="14">
                <text:p>14</text:p>
                <draw:g>
                  <svg:desc>Лист3.I3:Лист3.I13</svg:desc>
                </draw:g>
              </table:table-cell>
              <table:table-cell office:value-type="float" office:value="15">
                <text:p>15</text:p>
                <draw:g>
                  <svg:desc>Лист3.J3:Лист3.J13</svg:desc>
                </draw:g>
              </table:table-cell>
              <table:table-cell office:value-type="float" office:value="7">
                <text:p>7</text:p>
                <draw:g>
                  <svg:desc>Лист3.K3:Лист3.K13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192">
                <text:p>1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  <table:table-cell office:value-type="float" office:value="576">
                <text:p>576</text:p>
              </table:table-cell>
              <table:table-cell office:value-type="float" office:value="581">
                <text:p>581</text:p>
              </table:table-cell>
              <table:table-cell office:value-type="float" office:value="578">
                <text:p>578</text:p>
              </table:table-cell>
              <table:table-cell office:value-type="float" office:value="575">
                <text:p>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  <table:table-cell office:value-type="float" office:value="1186">
                <text:p>1186</text:p>
              </table:table-cell>
              <table:table-cell office:value-type="float" office:value="1206">
                <text:p>1206</text:p>
              </table:table-cell>
              <table:table-cell office:value-type="float" office:value="1201">
                <text:p>1201</text:p>
              </table:table-cell>
              <table:table-cell office:value-type="float" office:value="1222">
                <text:p>12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  <table:table-cell office:value-type="float" office:value="2006">
                <text:p>2006</text:p>
              </table:table-cell>
              <table:table-cell office:value-type="float" office:value="2056">
                <text:p>2056</text:p>
              </table:table-cell>
              <table:table-cell office:value-type="float" office:value="2011">
                <text:p>2011</text:p>
              </table:table-cell>
              <table:table-cell office:value-type="float" office:value="2032">
                <text:p>20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  <table:table-cell office:value-type="float" office:value="3032">
                <text:p>3032</text:p>
              </table:table-cell>
              <table:table-cell office:value-type="float" office:value="3065">
                <text:p>3065</text:p>
              </table:table-cell>
              <table:table-cell office:value-type="float" office:value="3080">
                <text:p>3080</text:p>
              </table:table-cell>
              <table:table-cell office:value-type="float" office:value="3063">
                <text:p>30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  <table:table-cell office:value-type="float" office:value="4210">
                <text:p>4210</text:p>
              </table:table-cell>
              <table:table-cell office:value-type="float" office:value="4282">
                <text:p>4282</text:p>
              </table:table-cell>
              <table:table-cell office:value-type="float" office:value="4240">
                <text:p>4240</text:p>
              </table:table-cell>
              <table:table-cell office:value-type="float" office:value="4252">
                <text:p>425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  <table:table-cell office:value-type="float" office:value="5666">
                <text:p>5666</text:p>
              </table:table-cell>
              <table:table-cell office:value-type="float" office:value="5637">
                <text:p>5637</text:p>
              </table:table-cell>
              <table:table-cell office:value-type="float" office:value="5627">
                <text:p>5627</text:p>
              </table:table-cell>
              <table:table-cell office:value-type="float" office:value="5686">
                <text:p>568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  <table:table-cell office:value-type="float" office:value="7251">
                <text:p>7251</text:p>
              </table:table-cell>
              <table:table-cell office:value-type="float" office:value="7242">
                <text:p>7242</text:p>
              </table:table-cell>
              <table:table-cell office:value-type="float" office:value="7285">
                <text:p>7285</text:p>
              </table:table-cell>
              <table:table-cell office:value-type="float" office:value="7345">
                <text:p>734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  <table:table-cell office:value-type="float" office:value="9109">
                <text:p>9109</text:p>
              </table:table-cell>
              <table:table-cell office:value-type="float" office:value="9114">
                <text:p>9114</text:p>
              </table:table-cell>
              <table:table-cell office:value-type="float" office:value="9109">
                <text:p>9109</text:p>
              </table:table-cell>
              <table:table-cell office:value-type="float" office:value="9069">
                <text:p>906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  <table:table-cell office:value-type="float" office:value="11122">
                <text:p>11122</text:p>
              </table:table-cell>
              <table:table-cell office:value-type="float" office:value="11097">
                <text:p>11097</text:p>
              </table:table-cell>
              <table:table-cell office:value-type="float" office:value="11224">
                <text:p>11224</text:p>
              </table:table-cell>
              <table:table-cell office:value-type="float" office:value="11179">
                <text:p>11179</text:p>
              </table:table-cell>
              <table:table-cell office:value-type="float" office:value="213">
                <text:p>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852cm" svg:height="9.324cm" xlink:href=".." xlink:type="simple" chart:class="chart:bar" chart:style-name="ch1">
        <chart:legend chart:legend-position="end" svg:x="14.288cm" svg:y="2.132cm" style:legend-expansion="high" chart:style-name="ch2"/>
        <chart:plot-area chart:style-name="ch3" table:cell-range-address="Лист3.A3:Лист3.J13 Лист3.B2:Лист3.J2" chart:data-source-has-labels="both" svg:x="0.724cm" svg:y="-0.041cm" svg:width="13.223cm" svg:height="8.385cm">
          <chartooo:coordinate-region svg:x="2.033cm" svg:y="0.186cm" svg:width="11.914cm" svg:height="7.458cm"/>
          <chart:axis chart:dimension="x" chart:name="primary-x" chart:style-name="ch4" chartooo:axis-type="auto">
            <chartooo:date-scale/>
            <chart:title svg:x="7.1cm" svg:y="8.53cm" chart:style-name="ch5">
              <text:p>N</text:p>
            </chart:title>
            <chart:categories table:cell-range-address="Лист3.A3:Лист3.A13"/>
          </chart:axis>
          <chart:axis chart:dimension="y" chart:name="primary-y" chart:style-name="ch6">
            <chart:title svg:x="0cm" svg:y="4.624cm" chart:style-name="ch7">
              <text:p>t, ms</text:p>
            </chart:title>
            <chart:grid chart:style-name="ch8" chart:class="major"/>
          </chart:axis>
          <chart:series chart:style-name="ch9" chart:values-cell-range-address="Лист3.B3:Лист3.B13" chart:label-cell-address="Лист3.B2:Лист3.B2" chart:class="chart:bar">
            <chart:data-point chart:repeated="11"/>
          </chart:series>
          <chart:series chart:style-name="ch10" chart:values-cell-range-address="Лист3.C3:Лист3.C13" chart:label-cell-address="Лист3.C2:Лист3.C2" chart:class="chart:bar">
            <chart:data-point chart:repeated="11"/>
          </chart:series>
          <chart:series chart:style-name="ch11" chart:values-cell-range-address="Лист3.D3:Лист3.D13" chart:label-cell-address="Лист3.D2:Лист3.D2" chart:class="chart:bar">
            <chart:data-point chart:repeated="11"/>
          </chart:series>
          <chart:series chart:style-name="ch12" chart:values-cell-range-address="Лист3.E3:Лист3.E13" chart:label-cell-address="Лист3.E2:Лист3.E2" chart:class="chart:bar">
            <chart:data-point chart:repeated="11"/>
          </chart:series>
          <chart:series chart:style-name="ch13" chart:values-cell-range-address="Лист3.F3:Лист3.F13" chart:label-cell-address="Лист3.F2:Лист3.F2" chart:class="chart:bar">
            <chart:data-point chart:repeated="11"/>
          </chart:series>
          <chart:series chart:style-name="ch14" chart:values-cell-range-address="Лист3.G3:Лист3.G13" chart:label-cell-address="Лист3.G2:Лист3.G2" chart:class="chart:bar">
            <chart:data-point chart:repeated="11"/>
          </chart:series>
          <chart:series chart:style-name="ch15" chart:values-cell-range-address="Лист3.H3:Лист3.H13" chart:label-cell-address="Лист3.H2:Лист3.H2" chart:class="chart:bar">
            <chart:data-point chart:repeated="11"/>
          </chart:series>
          <chart:series chart:style-name="ch16" chart:values-cell-range-address="Лист3.I3:Лист3.I13" chart:label-cell-address="Лист3.I2:Лист3.I2" chart:class="chart:bar">
            <chart:data-point chart:repeated="11"/>
          </chart:series>
          <chart:series chart:style-name="ch17" chart:values-cell-range-address="Лист3.J3:Лист3.J13" chart:label-cell-address="Лист3.J2:Лист3.J2" chart:class="chart:bar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1-seq</text:p>
                <draw:g>
                  <svg:desc>Лист3.B2:Лист3.B2</svg:desc>
                </draw:g>
              </table:table-cell>
              <table:table-cell office:value-type="string">
                <text:p>lab1-par-1</text:p>
                <draw:g>
                  <svg:desc>Лист3.C2:Лист3.C2</svg:desc>
                </draw:g>
              </table:table-cell>
              <table:table-cell office:value-type="string">
                <text:p>lab1-par-2</text:p>
                <draw:g>
                  <svg:desc>Лист3.D2:Лист3.D2</svg:desc>
                </draw:g>
              </table:table-cell>
              <table:table-cell office:value-type="string">
                <text:p>lab1-par-4</text:p>
                <draw:g>
                  <svg:desc>Лист3.E2:Лист3.E2</svg:desc>
                </draw:g>
              </table:table-cell>
              <table:table-cell office:value-type="string">
                <text:p>lab1-par-6</text:p>
                <draw:g>
                  <svg:desc>Лист3.F2:Лист3.F2</svg:desc>
                </draw:g>
              </table:table-cell>
              <table:table-cell office:value-type="string">
                <text:p>lab2-seq</text:p>
                <draw:g>
                  <svg:desc>Лист3.G2:Лист3.G2</svg:desc>
                </draw:g>
              </table:table-cell>
              <table:table-cell office:value-type="string">
                <text:p>lab2-2</text:p>
                <draw:g>
                  <svg:desc>Лист3.H2:Лист3.H2</svg:desc>
                </draw:g>
              </table:table-cell>
              <table:table-cell office:value-type="string">
                <text:p>Lab2-3</text:p>
                <draw:g>
                  <svg:desc>Лист3.I2:Лист3.I2</svg:desc>
                </draw:g>
              </table:table-cell>
              <table:table-cell office:value-type="string">
                <text:p>Lab2-4</text:p>
                <draw:g>
                  <svg:desc>Лист3.J2:Лист3.J2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Лист3.A3:Лист3.A13</svg:desc>
                </draw:g>
              </table:table-cell>
              <table:table-cell office:value-type="float" office:value="13">
                <text:p>13</text:p>
                <draw:g>
                  <svg:desc>Лист3.B3:Лист3.B13</svg:desc>
                </draw:g>
              </table:table-cell>
              <table:table-cell office:value-type="float" office:value="6">
                <text:p>6</text:p>
                <draw:g>
                  <svg:desc>Лист3.C3:Лист3.C13</svg:desc>
                </draw:g>
              </table:table-cell>
              <table:table-cell office:value-type="float" office:value="6">
                <text:p>6</text:p>
                <draw:g>
                  <svg:desc>Лист3.D3:Лист3.D13</svg:desc>
                </draw:g>
              </table:table-cell>
              <table:table-cell office:value-type="float" office:value="5">
                <text:p>5</text:p>
                <draw:g>
                  <svg:desc>Лист3.E3:Лист3.E13</svg:desc>
                </draw:g>
              </table:table-cell>
              <table:table-cell office:value-type="float" office:value="6">
                <text:p>6</text:p>
                <draw:g>
                  <svg:desc>Лист3.F3:Лист3.F13</svg:desc>
                </draw:g>
              </table:table-cell>
              <table:table-cell office:value-type="float" office:value="16">
                <text:p>16</text:p>
                <draw:g>
                  <svg:desc>Лист3.G3:Лист3.G13</svg:desc>
                </draw:g>
              </table:table-cell>
              <table:table-cell office:value-type="float" office:value="17">
                <text:p>17</text:p>
                <draw:g>
                  <svg:desc>Лист3.H3:Лист3.H13</svg:desc>
                </draw:g>
              </table:table-cell>
              <table:table-cell office:value-type="float" office:value="14">
                <text:p>14</text:p>
                <draw:g>
                  <svg:desc>Лист3.I3:Лист3.I13</svg:desc>
                </draw:g>
              </table:table-cell>
              <table:table-cell office:value-type="float" office:value="15">
                <text:p>15</text:p>
                <draw:g>
                  <svg:desc>Лист3.J3:Лист3.J13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  <table:table-cell office:value-type="float" office:value="576">
                <text:p>576</text:p>
              </table:table-cell>
              <table:table-cell office:value-type="float" office:value="581">
                <text:p>581</text:p>
              </table:table-cell>
              <table:table-cell office:value-type="float" office:value="578">
                <text:p>57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  <table:table-cell office:value-type="float" office:value="1186">
                <text:p>1186</text:p>
              </table:table-cell>
              <table:table-cell office:value-type="float" office:value="1206">
                <text:p>1206</text:p>
              </table:table-cell>
              <table:table-cell office:value-type="float" office:value="1201">
                <text:p>1201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  <table:table-cell office:value-type="float" office:value="2006">
                <text:p>2006</text:p>
              </table:table-cell>
              <table:table-cell office:value-type="float" office:value="2056">
                <text:p>2056</text:p>
              </table:table-cell>
              <table:table-cell office:value-type="float" office:value="2011">
                <text:p>2011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  <table:table-cell office:value-type="float" office:value="3032">
                <text:p>3032</text:p>
              </table:table-cell>
              <table:table-cell office:value-type="float" office:value="3065">
                <text:p>3065</text:p>
              </table:table-cell>
              <table:table-cell office:value-type="float" office:value="3080">
                <text:p>3080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  <table:table-cell office:value-type="float" office:value="4210">
                <text:p>4210</text:p>
              </table:table-cell>
              <table:table-cell office:value-type="float" office:value="4282">
                <text:p>4282</text:p>
              </table:table-cell>
              <table:table-cell office:value-type="float" office:value="4240">
                <text:p>424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  <table:table-cell office:value-type="float" office:value="5666">
                <text:p>5666</text:p>
              </table:table-cell>
              <table:table-cell office:value-type="float" office:value="5637">
                <text:p>5637</text:p>
              </table:table-cell>
              <table:table-cell office:value-type="float" office:value="5627">
                <text:p>5627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  <table:table-cell office:value-type="float" office:value="7251">
                <text:p>7251</text:p>
              </table:table-cell>
              <table:table-cell office:value-type="float" office:value="7242">
                <text:p>7242</text:p>
              </table:table-cell>
              <table:table-cell office:value-type="float" office:value="7285">
                <text:p>7285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  <table:table-cell office:value-type="float" office:value="9109">
                <text:p>9109</text:p>
              </table:table-cell>
              <table:table-cell office:value-type="float" office:value="9114">
                <text:p>9114</text:p>
              </table:table-cell>
              <table:table-cell office:value-type="float" office:value="9109">
                <text:p>9109</text:p>
              </table:table-cell>
              <table:table-cell office:value-type="float" office:value="9069">
                <text:p>906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  <table:table-cell office:value-type="float" office:value="11122">
                <text:p>11122</text:p>
              </table:table-cell>
              <table:table-cell office:value-type="float" office:value="11097">
                <text:p>11097</text:p>
              </table:table-cell>
              <table:table-cell office:value-type="float" office:value="11224">
                <text:p>11224</text:p>
              </table:table-cell>
              <table:table-cell office:value-type="float" office:value="11179">
                <text:p>111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3.B38:Лист3.C41 Лист3.C37:Лист3.C37" chart:data-source-has-labels="both" svg:x="1.475cm" svg:y="0.18cm" svg:width="14.205cm" svg:height="7.515cm">
          <chartooo:coordinate-region svg:x="2.467cm" svg:y="0.406cm" svg:width="13.119cm" svg:height="6.642cm"/>
          <chart:axis chart:dimension="x" chart:name="primary-x" chart:style-name="ch3" chartooo:axis-type="auto">
            <chartooo:date-scale/>
            <chart:title svg:x="6.768cm" svg:y="7.875cm" chart:style-name="ch4">
              <text:p>Количество ядер, p</text:p>
            </chart:title>
            <chart:categories table:cell-range-address="Лист3.B38:Лист3.B41"/>
            <chart:grid chart:style-name="ch5" chart:class="major"/>
          </chart:axis>
          <chart:axis chart:dimension="y" chart:name="primary-y" chart:style-name="ch6">
            <chart:title svg:x="0.451cm" svg:y="6.738cm" chart:style-name="ch7">
              <text:p>Параллельное ускорение, S(p)</text:p>
            </chart:title>
            <chart:grid chart:style-name="ch5" chart:class="major"/>
          </chart:axis>
          <chart:series chart:style-name="ch8" chart:values-cell-range-address="Лист3.C38:Лист3.C41" chart:label-cell-address="Лист3.C37:Лист3.C37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(p)</text:p>
                <draw:g>
                  <svg:desc>Лист3.C37:Лист3.C3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3.B38:Лист3.B41</svg:desc>
                </draw:g>
              </table:table-cell>
              <table:table-cell office:value-type="float" office:value="1">
                <text:p>1</text:p>
                <draw:g>
                  <svg:desc>Лист3.C38:Лист3.C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9">
                <text:p>0.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2000" chart:origin="0" chart:interval-major="120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2.596cm" svg:y="0.44cm" style:legend-expansion="custom" chartooo:width="5.13cm" chartooo:height="4.308cm" style:legend-expansion-aspect-ratio="1.1908077994429" chart:style-name="ch2"/>
        <chart:plot-area chart:style-name="ch3" table:cell-range-address="Sheet5.A3:Sheet5.D13 Sheet5.B2:Sheet5.D2" chart:data-source-has-labels="both" svg:x="0.945cm" svg:y="0.178cm" svg:width="14.523cm" svg:height="7.969cm">
          <chartooo:coordinate-region svg:x="2.254cm" svg:y="0.405cm" svg:width="12.683cm" svg:height="7.042cm"/>
          <chart:axis chart:dimension="x" chart:name="primary-x" chart:style-name="ch4" chartooo:axis-type="auto">
            <chartooo:date-scale/>
            <chart:title svg:x="7.971cm" svg:y="8.296cm" chart:style-name="ch5">
              <text:p>N</text:p>
            </chart:title>
            <chart:categories table:cell-range-address="Sheet5.A3:Sheet5.A13"/>
            <chart:grid chart:style-name="ch6" chart:class="major"/>
          </chart:axis>
          <chart:axis chart:dimension="y" chart:name="primary-y" chart:style-name="ch7">
            <chart:title svg:x="0cm" svg:y="4.635cm" chart:style-name="ch8">
              <text:p>t, ms</text:p>
            </chart:title>
            <chart:grid chart:style-name="ch6" chart:class="major"/>
          </chart:axis>
          <chart:series chart:style-name="ch9" chart:values-cell-range-address="Sheet5.B3:Sheet5.B13" chart:label-cell-address="Sheet5.B2:Sheet5.B2" chart:class="chart:line">
            <chart:data-point chart:repeated="11"/>
          </chart:series>
          <chart:series chart:style-name="ch10" chart:values-cell-range-address="Sheet5.C3:Sheet5.C13" chart:label-cell-address="Sheet5.C2:Sheet5.C2" chart:class="chart:line">
            <chart:data-point chart:repeated="11"/>
          </chart:series>
          <chart:series chart:style-name="ch11" chart:values-cell-range-address="Sheet5.D3:Sheet5.D13" chart:label-cell-address="Sheet5.D2:Sheet5.D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3_omp_4</text:p>
                <draw:g>
                  <svg:desc>Sheet5.B2:Sheet5.B2</svg:desc>
                </draw:g>
              </table:table-cell>
              <table:table-cell office:value-type="string">
                <text:p>Lab2-4</text:p>
                <draw:g>
                  <svg:desc>Sheet5.C2:Sheet5.C2</svg:desc>
                </draw:g>
              </table:table-cell>
              <table:table-cell office:value-type="string">
                <text:p>lab3_without_omp</text:p>
                <draw:g>
                  <svg:desc>Sheet5.D2:Sheet5.D2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Sheet5.A3:Sheet5.A13</svg:desc>
                </draw:g>
              </table:table-cell>
              <table:table-cell office:value-type="float" office:value="26">
                <text:p>26</text:p>
                <draw:g>
                  <svg:desc>Sheet5.B3:Sheet5.B13</svg:desc>
                </draw:g>
              </table:table-cell>
              <table:table-cell office:value-type="float" office:value="15">
                <text:p>15</text:p>
                <draw:g>
                  <svg:desc>Sheet5.C3:Sheet5.C13</svg:desc>
                </draw:g>
              </table:table-cell>
              <table:table-cell office:value-type="float" office:value="14">
                <text:p>14</text:p>
                <draw:g>
                  <svg:desc>Sheet5.D3:Sheet5.D13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223">
                <text:p>223</text:p>
              </table:table-cell>
              <table:table-cell office:value-type="float" office:value="192">
                <text:p>1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625">
                <text:p>625</text:p>
              </table:table-cell>
              <table:table-cell office:value-type="float" office:value="575">
                <text:p>57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1212">
                <text:p>1212</text:p>
              </table:table-cell>
              <table:table-cell office:value-type="float" office:value="1222">
                <text:p>1222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2020">
                <text:p>2020</text:p>
              </table:table-cell>
              <table:table-cell office:value-type="float" office:value="2032">
                <text:p>2032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3050">
                <text:p>3050</text:p>
              </table:table-cell>
              <table:table-cell office:value-type="float" office:value="3063">
                <text:p>3063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4251">
                <text:p>4251</text:p>
              </table:table-cell>
              <table:table-cell office:value-type="float" office:value="4252">
                <text:p>4252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5646">
                <text:p>5646</text:p>
              </table:table-cell>
              <table:table-cell office:value-type="float" office:value="5686">
                <text:p>5686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7290">
                <text:p>7290</text:p>
              </table:table-cell>
              <table:table-cell office:value-type="float" office:value="7345">
                <text:p>7345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9113">
                <text:p>9113</text:p>
              </table:table-cell>
              <table:table-cell office:value-type="float" office:value="9069">
                <text:p>9069</text:p>
              </table:table-cell>
              <table:table-cell office:value-type="float" office:value="8955">
                <text:p>895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1261">
                <text:p>11261</text:p>
              </table:table-cell>
              <table:table-cell office:value-type="float" office:value="11179">
                <text:p>11179</text:p>
              </table:table-cell>
              <table:table-cell office:value-type="float" office:value="10999">
                <text:p>10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56cm" svg:height="10.24cm" xlink:href=".." xlink:type="simple" chart:class="chart:line" chart:style-name="ch1">
        <chart:legend svg:x="13.626cm" svg:y="6.132cm" style:legend-expansion="custom" chartooo:width="4.798cm" chartooo:height="2.726cm" style:legend-expansion-aspect-ratio="1.76008804108584" chart:style-name="ch2"/>
        <chart:plot-area chart:style-name="ch3" table:cell-range-address="Sheet5.A19:Sheet5.E29 Sheet5.B18:Sheet5.E18" chart:data-source-has-labels="both" svg:x="0.651cm" svg:y="0.232cm" svg:width="18.393cm" svg:height="9.364cm">
          <chartooo:coordinate-region svg:x="1.431cm" svg:y="0.458cm" svg:width="17.082cm" svg:height="8.438cm"/>
          <chart:axis chart:dimension="x" chart:name="primary-x" chart:style-name="ch4" chartooo:axis-type="auto">
            <chartooo:date-scale/>
            <chart:title svg:x="9.612cm" svg:y="9.536cm" chart:style-name="ch5">
              <text:p>N</text:p>
            </chart:title>
            <chart:categories table:cell-range-address="Sheet5.A19:Sheet5.A29"/>
            <chart:grid chart:style-name="ch6" chart:class="major"/>
          </chart:axis>
          <chart:axis chart:dimension="y" chart:name="primary-y" chart:style-name="ch7">
            <chart:title svg:x="0cm" svg:y="6.287cm" chart:style-name="ch8">
              <text:p>S(p), при p = 4</text:p>
            </chart:title>
            <chart:grid chart:style-name="ch6" chart:class="major"/>
          </chart:axis>
          <chart:series chart:style-name="ch9" chart:values-cell-range-address="Sheet5.B19:Sheet5.B29" chart:label-cell-address="Sheet5.B18:Sheet5.B18" chart:class="chart:line">
            <chart:data-point chart:repeated="11"/>
          </chart:series>
          <chart:series chart:style-name="ch10" chart:values-cell-range-address="Sheet5.C19:Sheet5.C29" chart:label-cell-address="Sheet5.C18:Sheet5.C18" chart:class="chart:line">
            <chart:data-point chart:repeated="11"/>
          </chart:series>
          <chart:series chart:style-name="ch11" chart:values-cell-range-address="Sheet5.D19:Sheet5.D29" chart:label-cell-address="Sheet5.D18:Sheet5.D18" chart:class="chart:line">
            <chart:data-point chart:repeated="11"/>
          </chart:series>
          <chart:series chart:style-name="ch12" chart:values-cell-range-address="Sheet5.E19:Sheet5.E29" chart:label-cell-address="Sheet5.E18:Sheet5.E18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3_omp_4</text:p>
                <draw:g>
                  <svg:desc>Sheet5.B18:Sheet5.B18</svg:desc>
                </draw:g>
              </table:table-cell>
              <table:table-cell office:value-type="string">
                <text:p>Lab2-4</text:p>
                <draw:g>
                  <svg:desc>Sheet5.C18:Sheet5.C18</svg:desc>
                </draw:g>
              </table:table-cell>
              <table:table-cell office:value-type="string">
                <text:p>lab1_par_4</text:p>
                <draw:g>
                  <svg:desc>Sheet5.D18:Sheet5.D18</svg:desc>
                </draw:g>
              </table:table-cell>
              <table:table-cell office:value-type="string">
                <text:p>lab1_par_4_icc</text:p>
                <draw:g>
                  <svg:desc>Sheet5.E18:Sheet5.E18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Sheet5.A19:Sheet5.A29</svg:desc>
                </draw:g>
              </table:table-cell>
              <table:table-cell office:value-type="float" office:value="1.857142857">
                <text:p>1.857142857</text:p>
                <draw:g>
                  <svg:desc>Sheet5.B19:Sheet5.B29</svg:desc>
                </draw:g>
              </table:table-cell>
              <table:table-cell office:value-type="float" office:value="0.961">
                <text:p>0.961</text:p>
                <draw:g>
                  <svg:desc>Sheet5.C19:Sheet5.C29</svg:desc>
                </draw:g>
              </table:table-cell>
              <table:table-cell office:value-type="float" office:value="0.3846153846">
                <text:p>0.3846153846</text:p>
                <draw:g>
                  <svg:desc>Sheet5.D19:Sheet5.D29</svg:desc>
                </draw:g>
              </table:table-cell>
              <table:table-cell office:value-type="float" office:value="1.789473684">
                <text:p>1.789473684</text:p>
                <draw:g>
                  <svg:desc>Sheet5.E19:Sheet5.E29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1.17989418">
                <text:p>1.17989418</text:p>
              </table:table-cell>
              <table:table-cell office:value-type="float" office:value="1.003">
                <text:p>1.003</text:p>
              </table:table-cell>
              <table:table-cell office:value-type="float" office:value="1.588235294">
                <text:p>1.588235294</text:p>
              </table:table-cell>
              <table:table-cell office:value-type="float" office:value="1.923076923">
                <text:p>1.923076923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1.083188908">
                <text:p>1.083188908</text:p>
              </table:table-cell>
              <table:table-cell office:value-type="float" office:value="0.996">
                <text:p>0.996</text:p>
              </table:table-cell>
              <table:table-cell office:value-type="float" office:value="1.524193548">
                <text:p>1.524193548</text:p>
              </table:table-cell>
              <table:table-cell office:value-type="float" office:value="2.06993007">
                <text:p>2.06993007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1.034129693">
                <text:p>1.034129693</text:p>
              </table:table-cell>
              <table:table-cell office:value-type="float" office:value="0.998">
                <text:p>0.998</text:p>
              </table:table-cell>
              <table:table-cell office:value-type="float" office:value="1.266094421">
                <text:p>1.266094421</text:p>
              </table:table-cell>
              <table:table-cell office:value-type="float" office:value="2.069498069">
                <text:p>2.069498069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1.024340771">
                <text:p>1.024340771</text:p>
              </table:table-cell>
              <table:table-cell office:value-type="float" office:value="0.993">
                <text:p>0.993</text:p>
              </table:table-cell>
              <table:table-cell office:value-type="float" office:value="1.197889182">
                <text:p>1.197889182</text:p>
              </table:table-cell>
              <table:table-cell office:value-type="float" office:value="1.916870416">
                <text:p>1.916870416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1.019044437">
                <text:p>1.019044437</text:p>
              </table:table-cell>
              <table:table-cell office:value-type="float" office:value="0.987">
                <text:p>0.987</text:p>
              </table:table-cell>
              <table:table-cell office:value-type="float" office:value="1.135231317">
                <text:p>1.135231317</text:p>
              </table:table-cell>
              <table:table-cell office:value-type="float" office:value="1.896381579">
                <text:p>1.896381579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1.016256275">
                <text:p>1.016256275</text:p>
              </table:table-cell>
              <table:table-cell office:value-type="float" office:value="1.006">
                <text:p>1.006</text:p>
              </table:table-cell>
              <table:table-cell office:value-type="float" office:value="1.099496222">
                <text:p>1.099496222</text:p>
              </table:table-cell>
              <table:table-cell office:value-type="float" office:value="1.862697448">
                <text:p>1.862697448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1.015833033">
                <text:p>1.015833033</text:p>
              </table:table-cell>
              <table:table-cell office:value-type="float" office:value="1.016">
                <text:p>1.016</text:p>
              </table:table-cell>
              <table:table-cell office:value-type="float" office:value="1.058161351">
                <text:p>1.058161351</text:p>
              </table:table-cell>
              <table:table-cell office:value-type="float" office:value="1.826363636">
                <text:p>1.826363636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1.017161992">
                <text:p>1.017161992</text:p>
              </table:table-cell>
              <table:table-cell office:value-type="float" office:value="1.014">
                <text:p>1.014</text:p>
              </table:table-cell>
              <table:table-cell office:value-type="float" office:value="1.072768192">
                <text:p>1.072768192</text:p>
              </table:table-cell>
              <table:table-cell office:value-type="float" office:value="1.809045226">
                <text:p>1.809045226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1.017643774">
                <text:p>1.017643774</text:p>
              </table:table-cell>
              <table:table-cell office:value-type="float" office:value="0.991">
                <text:p>0.991</text:p>
              </table:table-cell>
              <table:table-cell office:value-type="float" office:value="1.032200358">
                <text:p>1.032200358</text:p>
              </table:table-cell>
              <table:table-cell office:value-type="float" office:value="1.820139697">
                <text:p>1.82013969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.023820347">
                <text:p>1.023820347</text:p>
              </table:table-cell>
              <table:table-cell office:value-type="float" office:value="0.999">
                <text:p>0.999</text:p>
              </table:table-cell>
              <table:table-cell office:value-type="float" office:value="1.064115308">
                <text:p>1.064115308</text:p>
              </table:table-cell>
              <table:table-cell office:value-type="float" office:value="1.946881092">
                <text:p>1.9468810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